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kill_5f_mean">
      <style:table-properties table:display="true" style:writing-mode="lr-tb"/>
    </style:style>
    <style:style style:name="ta2" style:family="table" style:master-page-name="PageStyle_5f_skill_5f_per_5f_horizon">
      <style:table-properties table:display="true" style:writing-mode="lr-tb"/>
    </style:style>
    <style:style style:name="ta3" style:family="table" style:master-page-name="PageStyle_5f_rmse_5f_per_5f_horizon">
      <style:table-properties table:display="true" style:writing-mode="lr-tb"/>
    </style:style>
    <style:style style:name="ta4" style:family="table" style:master-page-name="PageStyle_5f_excluded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ill_mea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float" office:value="-2.77427343067469" calcext:value-type="float">
            <text:p>-2.77427343067469</text:p>
          </table:table-cell>
          <table:table-cell office:value-type="float" office:value="-2.00007661332319" calcext:value-type="float">
            <text:p>-2.00007661332319</text:p>
          </table:table-cell>
          <table:table-cell office:value-type="float" office:value="-0.52662580614754" calcext:value-type="float">
            <text:p>-0.52662580614754</text:p>
          </table:table-cell>
          <table:table-cell office:value-type="float" office:value="-0.951498523277206" calcext:value-type="float">
            <text:p>-0.951498523277206</text:p>
          </table:table-cell>
          <table:table-cell office:value-type="float" office:value="-5.82208655270049" calcext:value-type="float">
            <text:p>-5.82208655270049</text:p>
          </table:table-cell>
          <table:table-cell office:value-type="float" office:value="-2.00007661332319" calcext:value-type="float">
            <text:p>-2.00007661332319</text:p>
          </table:table-cell>
          <table:table-cell office:value-type="float" office:value="-2.77427343067469" calcext:value-type="float">
            <text:p>-2.77427343067469</text:p>
          </table:table-cell>
          <table:table-cell office:value-type="float" office:value="-0.52662580614754" calcext:value-type="float">
            <text:p>-0.52662580614754</text:p>
          </table:table-cell>
          <table:table-cell office:value-type="float" office:value="-1.70863979484895" calcext:value-type="float">
            <text:p>-1.70863979484895</text:p>
          </table:table-cell>
          <table:table-cell office:value-type="float" office:value="-0.158596381808704" calcext:value-type="float">
            <text:p>-0.158596381808704</text:p>
          </table:table-cell>
          <table:table-cell office:value-type="float" office:value="-1.92427729529262" calcext:value-type="float">
            <text:p>-1.92427729529262</text:p>
          </table:table-cell>
          <table:table-cell office:value-type="float" office:value="1.6555187662963" calcext:value-type="float">
            <text:p>1.6555187662963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float" office:value="-3.47026639825186" calcext:value-type="float">
            <text:p>-3.47026639825186</text:p>
          </table:table-cell>
          <table:table-cell office:value-type="float" office:value="-1.88356757005906" calcext:value-type="float">
            <text:p>-1.88356757005906</text:p>
          </table:table-cell>
          <table:table-cell office:value-type="float" office:value="-2.25792677814892" calcext:value-type="float">
            <text:p>-2.25792677814892</text:p>
          </table:table-cell>
          <table:table-cell office:value-type="float" office:value="-2.27922798408371" calcext:value-type="float">
            <text:p>-2.27922798408371</text:p>
          </table:table-cell>
          <table:table-cell office:value-type="float" office:value="-0.31702128038805" calcext:value-type="float">
            <text:p>-0.31702128038805</text:p>
          </table:table-cell>
          <table:table-cell office:value-type="float" office:value="-1.96323236475217" calcext:value-type="float">
            <text:p>-1.96323236475217</text:p>
          </table:table-cell>
          <table:table-cell office:value-type="float" office:value="-1.89515897453768" calcext:value-type="float">
            <text:p>-1.89515897453768</text:p>
          </table:table-cell>
          <table:table-cell office:value-type="float" office:value="-1.20880743958589" calcext:value-type="float">
            <text:p>-1.20880743958589</text:p>
          </table:table-cell>
          <table:table-cell office:value-type="float" office:value="-2.281032422092" calcext:value-type="float">
            <text:p>-2.281032422092</text:p>
          </table:table-cell>
          <table:table-cell office:value-type="float" office:value="-0.291392102319238" calcext:value-type="float">
            <text:p>-0.291392102319238</text:p>
          </table:table-cell>
          <table:table-cell office:value-type="float" office:value="-1.78476333142186" calcext:value-type="float">
            <text:p>-1.78476333142186</text:p>
          </table:table-cell>
          <table:table-cell office:value-type="float" office:value="0.961799976651014" calcext:value-type="float">
            <text:p>0.961799976651014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float" office:value="-4.19341469755444" calcext:value-type="float">
            <text:p>-4.19341469755444</text:p>
          </table:table-cell>
          <table:table-cell office:value-type="float" office:value="-7.82963763714101" calcext:value-type="float">
            <text:p>-7.82963763714101</text:p>
          </table:table-cell>
          <table:table-cell office:value-type="float" office:value="-2.78037863453043" calcext:value-type="float">
            <text:p>-2.78037863453043</text:p>
          </table:table-cell>
          <table:table-cell office:value-type="float" office:value="-4.0920748858197" calcext:value-type="float">
            <text:p>-4.0920748858197</text:p>
          </table:table-cell>
          <table:table-cell office:value-type="float" office:value="-2.42547313361694" calcext:value-type="float">
            <text:p>-2.42547313361694</text:p>
          </table:table-cell>
          <table:table-cell office:value-type="float" office:value="-3.57983557257111" calcext:value-type="float">
            <text:p>-3.57983557257111</text:p>
          </table:table-cell>
          <table:table-cell office:value-type="float" office:value="-2.8437910920369" calcext:value-type="float">
            <text:p>-2.8437910920369</text:p>
          </table:table-cell>
          <table:table-cell office:value-type="float" office:value="-1.45571270455666" calcext:value-type="float">
            <text:p>-1.45571270455666</text:p>
          </table:table-cell>
          <table:table-cell office:value-type="float" office:value="-1.67881628509335" calcext:value-type="float">
            <text:p>-1.67881628509335</text:p>
          </table:table-cell>
          <table:table-cell office:value-type="float" office:value="-1.96118052603547" calcext:value-type="float">
            <text:p>-1.96118052603547</text:p>
          </table:table-cell>
          <table:table-cell office:value-type="float" office:value="-3.2840315168956" calcext:value-type="float">
            <text:p>-3.2840315168956</text:p>
          </table:table-cell>
          <table:table-cell office:value-type="float" office:value="1.85843266144616" calcext:value-type="float">
            <text:p>1.85843266144616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float" office:value="-7.94554959680886" calcext:value-type="float">
            <text:p>-7.94554959680886</text:p>
          </table:table-cell>
          <table:table-cell office:value-type="float" office:value="-6.5639963900846" calcext:value-type="float">
            <text:p>-6.5639963900846</text:p>
          </table:table-cell>
          <table:table-cell office:value-type="float" office:value="-1.97281601126254" calcext:value-type="float">
            <text:p>-1.97281601126254</text:p>
          </table:table-cell>
          <table:table-cell office:value-type="float" office:value="-3.60389874915745" calcext:value-type="float">
            <text:p>-3.60389874915745</text:p>
          </table:table-cell>
          <table:table-cell office:value-type="float" office:value="-6.81399654889936" calcext:value-type="float">
            <text:p>-6.81399654889936</text:p>
          </table:table-cell>
          <table:table-cell office:value-type="float" office:value="-10.3313145351174" calcext:value-type="float">
            <text:p>-10.3313145351174</text:p>
          </table:table-cell>
          <table:table-cell office:value-type="float" office:value="-5.76051646215358" calcext:value-type="float">
            <text:p>-5.76051646215358</text:p>
          </table:table-cell>
          <table:table-cell office:value-type="float" office:value="-6.0586148022032" calcext:value-type="float">
            <text:p>-6.0586148022032</text:p>
          </table:table-cell>
          <table:table-cell office:value-type="float" office:value="-6.00863243558159" calcext:value-type="float">
            <text:p>-6.00863243558159</text:p>
          </table:table-cell>
          <table:table-cell office:value-type="float" office:value="-3.96552655261756" calcext:value-type="float">
            <text:p>-3.96552655261756</text:p>
          </table:table-cell>
          <table:table-cell office:value-type="float" office:value="-5.90248620838862" calcext:value-type="float">
            <text:p>-5.90248620838862</text:p>
          </table:table-cell>
          <table:table-cell office:value-type="float" office:value="2.34735071990826" calcext:value-type="float">
            <text:p>2.34735071990826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float" office:value="-11.7251381894126" calcext:value-type="float">
            <text:p>-11.7251381894126</text:p>
          </table:table-cell>
          <table:table-cell office:value-type="float" office:value="-6.31195598290897" calcext:value-type="float">
            <text:p>-6.31195598290897</text:p>
          </table:table-cell>
          <table:table-cell office:value-type="float" office:value="-5.79432640922257" calcext:value-type="float">
            <text:p>-5.79432640922257</text:p>
          </table:table-cell>
          <table:table-cell office:value-type="float" office:value="-4.61061369673177" calcext:value-type="float">
            <text:p>-4.61061369673177</text:p>
          </table:table-cell>
          <table:table-cell office:value-type="float" office:value="-6.4428601855161" calcext:value-type="float">
            <text:p>-6.4428601855161</text:p>
          </table:table-cell>
          <table:table-cell office:value-type="float" office:value="-8.80698324984077" calcext:value-type="float">
            <text:p>-8.80698324984077</text:p>
          </table:table-cell>
          <table:table-cell office:value-type="float" office:value="-9.26060284709248" calcext:value-type="float">
            <text:p>-9.26060284709248</text:p>
          </table:table-cell>
          <table:table-cell office:value-type="float" office:value="-9.70588096088887" calcext:value-type="float">
            <text:p>-9.70588096088887</text:p>
          </table:table-cell>
          <table:table-cell office:value-type="float" office:value="-6.10543970213896" calcext:value-type="float">
            <text:p>-6.10543970213896</text:p>
          </table:table-cell>
          <table:table-cell office:value-type="float" office:value="-8.14967638682195" calcext:value-type="float">
            <text:p>-8.14967638682195</text:p>
          </table:table-cell>
          <table:table-cell office:value-type="float" office:value="-7.6913477610575" calcext:value-type="float">
            <text:p>-7.6913477610575</text:p>
          </table:table-cell>
          <table:table-cell office:value-type="float" office:value="2.19375978860364" calcext:value-type="float">
            <text:p>2.19375978860364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float" office:value="-7.25436649503393" calcext:value-type="float">
            <text:p>-7.25436649503393</text:p>
          </table:table-cell>
          <table:table-cell office:value-type="float" office:value="-15.6571114939014" calcext:value-type="float">
            <text:p>-15.6571114939014</text:p>
          </table:table-cell>
          <table:table-cell office:value-type="float" office:value="-11.8811108752243" calcext:value-type="float">
            <text:p>-11.8811108752243</text:p>
          </table:table-cell>
          <table:table-cell office:value-type="float" office:value="-3.44388865561388" calcext:value-type="float">
            <text:p>-3.44388865561388</text:p>
          </table:table-cell>
          <table:table-cell office:value-type="float" office:value="-5.01607514715092" calcext:value-type="float">
            <text:p>-5.01607514715092</text:p>
          </table:table-cell>
          <table:table-cell office:value-type="float" office:value="-6.50550460356712" calcext:value-type="float">
            <text:p>-6.50550460356712</text:p>
          </table:table-cell>
          <table:table-cell office:value-type="float" office:value="-12.1389865498022" calcext:value-type="float">
            <text:p>-12.1389865498022</text:p>
          </table:table-cell>
          <table:table-cell office:value-type="float" office:value="-5.47158743001479" calcext:value-type="float">
            <text:p>-5.47158743001479</text:p>
          </table:table-cell>
          <table:table-cell office:value-type="float" office:value="-8.87546108326682" calcext:value-type="float">
            <text:p>-8.87546108326682</text:p>
          </table:table-cell>
          <table:table-cell office:value-type="float" office:value="-15.0783238572216" calcext:value-type="float">
            <text:p>-15.0783238572216</text:p>
          </table:table-cell>
          <table:table-cell office:value-type="float" office:value="-9.13224161907969" calcext:value-type="float">
            <text:p>-9.13224161907969</text:p>
          </table:table-cell>
          <table:table-cell office:value-type="float" office:value="4.31688277012695" calcext:value-type="float">
            <text:p>4.31688277012695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float" office:value="-16.3399203566035" calcext:value-type="float">
            <text:p>-16.3399203566035</text:p>
          </table:table-cell>
          <table:table-cell office:value-type="float" office:value="-14.9689894610675" calcext:value-type="float">
            <text:p>-14.9689894610675</text:p>
          </table:table-cell>
          <table:table-cell office:value-type="float" office:value="-10.802066897201" calcext:value-type="float">
            <text:p>-10.802066897201</text:p>
          </table:table-cell>
          <table:table-cell office:value-type="float" office:value="-6.580492732858" calcext:value-type="float">
            <text:p>-6.580492732858</text:p>
          </table:table-cell>
          <table:table-cell office:value-type="float" office:value="-16.9820533701725" calcext:value-type="float">
            <text:p>-16.9820533701725</text:p>
          </table:table-cell>
          <table:table-cell office:value-type="float" office:value="-16.4634770156379" calcext:value-type="float">
            <text:p>-16.4634770156379</text:p>
          </table:table-cell>
          <table:table-cell office:value-type="float" office:value="-12.6930945275987" calcext:value-type="float">
            <text:p>-12.6930945275987</text:p>
          </table:table-cell>
          <table:table-cell office:value-type="float" office:value="-10.3931220921127" calcext:value-type="float">
            <text:p>-10.3931220921127</text:p>
          </table:table-cell>
          <table:table-cell office:value-type="float" office:value="-10.3990627942016" calcext:value-type="float">
            <text:p>-10.3990627942016</text:p>
          </table:table-cell>
          <table:table-cell office:value-type="float" office:value="-14.7597090534655" calcext:value-type="float">
            <text:p>-14.7597090534655</text:p>
          </table:table-cell>
          <table:table-cell office:value-type="float" office:value="-13.0381988300919" calcext:value-type="float">
            <text:p>-13.0381988300919</text:p>
          </table:table-cell>
          <table:table-cell office:value-type="float" office:value="3.42640490626421" calcext:value-type="float">
            <text:p>3.42640490626421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float" office:value="-12.1404618820812" calcext:value-type="float">
            <text:p>-12.1404618820812</text:p>
          </table:table-cell>
          <table:table-cell office:value-type="float" office:value="-16.7665071593694" calcext:value-type="float">
            <text:p>-16.7665071593694</text:p>
          </table:table-cell>
          <table:table-cell office:value-type="float" office:value="-8.78548312378466" calcext:value-type="float">
            <text:p>-8.78548312378466</text:p>
          </table:table-cell>
          <table:table-cell office:value-type="float" office:value="-16.0051184381255" calcext:value-type="float">
            <text:p>-16.0051184381255</text:p>
          </table:table-cell>
          <table:table-cell office:value-type="float" office:value="-16.207709843235" calcext:value-type="float">
            <text:p>-16.207709843235</text:p>
          </table:table-cell>
          <table:table-cell office:value-type="float" office:value="-11.4634688506462" calcext:value-type="float">
            <text:p>-11.4634688506462</text:p>
          </table:table-cell>
          <table:table-cell office:value-type="float" office:value="-12.6311037622028" calcext:value-type="float">
            <text:p>-12.6311037622028</text:p>
          </table:table-cell>
          <table:table-cell office:value-type="float" office:value="-8.31644692698278" calcext:value-type="float">
            <text:p>-8.31644692698278</text:p>
          </table:table-cell>
          <table:table-cell office:value-type="float" office:value="-12.0428914391291" calcext:value-type="float">
            <text:p>-12.0428914391291</text:p>
          </table:table-cell>
          <table:table-cell office:value-type="float" office:value="-14.7133537036431" calcext:value-type="float">
            <text:p>-14.7133537036431</text:p>
          </table:table-cell>
          <table:table-cell office:value-type="float" office:value="-12.90725451292" calcext:value-type="float">
            <text:p>-12.90725451292</text:p>
          </table:table-cell>
          <table:table-cell office:value-type="float" office:value="2.9852596383545" calcext:value-type="float">
            <text:p>2.9852596383545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float" office:value="-16.1839641973002" calcext:value-type="float">
            <text:p>-16.1839641973002</text:p>
          </table:table-cell>
          <table:table-cell office:value-type="float" office:value="-6.9971436592193" calcext:value-type="float">
            <text:p>-6.9971436592193</text:p>
          </table:table-cell>
          <table:table-cell office:value-type="float" office:value="-16.8653120319087" calcext:value-type="float">
            <text:p>-16.8653120319087</text:p>
          </table:table-cell>
          <table:table-cell office:value-type="float" office:value="-11.1996357254226" calcext:value-type="float">
            <text:p>-11.1996357254226</text:p>
          </table:table-cell>
          <table:table-cell office:value-type="float" office:value="-17.0487936866474" calcext:value-type="float">
            <text:p>-17.0487936866474</text:p>
          </table:table-cell>
          <table:table-cell office:value-type="float" office:value="-11.5211745584805" calcext:value-type="float">
            <text:p>-11.5211745584805</text:p>
          </table:table-cell>
          <table:table-cell office:value-type="float" office:value="-6.3727827791721" calcext:value-type="float">
            <text:p>-6.3727827791721</text:p>
          </table:table-cell>
          <table:table-cell office:value-type="float" office:value="-10.0923926699602" calcext:value-type="float">
            <text:p>-10.0923926699602</text:p>
          </table:table-cell>
          <table:table-cell office:value-type="float" office:value="-19.6338663043883" calcext:value-type="float">
            <text:p>-19.6338663043883</text:p>
          </table:table-cell>
          <table:table-cell office:value-type="float" office:value="-13.4315853931194" calcext:value-type="float">
            <text:p>-13.4315853931194</text:p>
          </table:table-cell>
          <table:table-cell office:value-type="float" office:value="-12.9346651005619" calcext:value-type="float">
            <text:p>-12.9346651005619</text:p>
          </table:table-cell>
          <table:table-cell office:value-type="float" office:value="4.4654160683263" calcext:value-type="float">
            <text:p>4.4654160683263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float" office:value="-25.9655564223199" calcext:value-type="float">
            <text:p>-25.9655564223199</text:p>
          </table:table-cell>
          <table:table-cell office:value-type="float" office:value="-21.0080034549486" calcext:value-type="float">
            <text:p>-21.0080034549486</text:p>
          </table:table-cell>
          <table:table-cell office:value-type="float" office:value="-19.4644381687033" calcext:value-type="float">
            <text:p>-19.4644381687033</text:p>
          </table:table-cell>
          <table:table-cell office:value-type="float" office:value="-11.6013786948648" calcext:value-type="float">
            <text:p>-11.6013786948648</text:p>
          </table:table-cell>
          <table:table-cell office:value-type="float" office:value="-23.2801630115968" calcext:value-type="float">
            <text:p>-23.2801630115968</text:p>
          </table:table-cell>
          <table:table-cell office:value-type="float" office:value="-14.45217393049" calcext:value-type="float">
            <text:p>-14.45217393049</text:p>
          </table:table-cell>
          <table:table-cell office:value-type="float" office:value="-12.6728521309058" calcext:value-type="float">
            <text:p>-12.6728521309058</text:p>
          </table:table-cell>
          <table:table-cell office:value-type="float" office:value="-15.3608083798632" calcext:value-type="float">
            <text:p>-15.3608083798632</text:p>
          </table:table-cell>
          <table:table-cell office:value-type="float" office:value="-12.2095798754563" calcext:value-type="float">
            <text:p>-12.2095798754563</text:p>
          </table:table-cell>
          <table:table-cell office:value-type="float" office:value="-11.1328153014346" calcext:value-type="float">
            <text:p>-11.1328153014346</text:p>
          </table:table-cell>
          <table:table-cell office:value-type="float" office:value="-16.7147769370583" calcext:value-type="float">
            <text:p>-16.7147769370583</text:p>
          </table:table-cell>
          <table:table-cell office:value-type="float" office:value="5.32880373715355" calcext:value-type="float">
            <text:p>5.32880373715355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float" office:value="-18.6999083655346" calcext:value-type="float">
            <text:p>-18.6999083655346</text:p>
          </table:table-cell>
          <table:table-cell office:value-type="float" office:value="-19.8236439780642" calcext:value-type="float">
            <text:p>-19.8236439780642</text:p>
          </table:table-cell>
          <table:table-cell office:value-type="float" office:value="-18.3307346160013" calcext:value-type="float">
            <text:p>-18.3307346160013</text:p>
          </table:table-cell>
          <table:table-cell office:value-type="float" office:value="-27.3040960075938" calcext:value-type="float">
            <text:p>-27.3040960075938</text:p>
          </table:table-cell>
          <table:table-cell office:value-type="float" office:value="-14.5066989988406" calcext:value-type="float">
            <text:p>-14.5066989988406</text:p>
          </table:table-cell>
          <table:table-cell office:value-type="float" office:value="-9.36487125483577" calcext:value-type="float">
            <text:p>-9.36487125483577</text:p>
          </table:table-cell>
          <table:table-cell office:value-type="float" office:value="-17.2936275125339" calcext:value-type="float">
            <text:p>-17.2936275125339</text:p>
          </table:table-cell>
          <table:table-cell office:value-type="float" office:value="-16.7115525214106" calcext:value-type="float">
            <text:p>-16.7115525214106</text:p>
          </table:table-cell>
          <table:table-cell office:value-type="float" office:value="-12.0911495113695" calcext:value-type="float">
            <text:p>-12.0911495113695</text:p>
          </table:table-cell>
          <table:table-cell office:value-type="float" office:value="-8.75694602369455" calcext:value-type="float">
            <text:p>-8.75694602369455</text:p>
          </table:table-cell>
          <table:table-cell office:value-type="float" office:value="-16.2883228789879" calcext:value-type="float">
            <text:p>-16.2883228789879</text:p>
          </table:table-cell>
          <table:table-cell office:value-type="float" office:value="5.48198029456446" calcext:value-type="float">
            <text:p>5.48198029456446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float" office:value="-24.3830984872111" calcext:value-type="float">
            <text:p>-24.3830984872111</text:p>
          </table:table-cell>
          <table:table-cell office:value-type="float" office:value="-10.5110810002475" calcext:value-type="float">
            <text:p>-10.5110810002475</text:p>
          </table:table-cell>
          <table:table-cell office:value-type="float" office:value="-22.0738764639631" calcext:value-type="float">
            <text:p>-22.0738764639631</text:p>
          </table:table-cell>
          <table:table-cell office:value-type="float" office:value="-11.7191982562205" calcext:value-type="float">
            <text:p>-11.7191982562205</text:p>
          </table:table-cell>
          <table:table-cell office:value-type="float" office:value="-16.8306470695528" calcext:value-type="float">
            <text:p>-16.8306470695528</text:p>
          </table:table-cell>
          <table:table-cell office:value-type="float" office:value="-13.7993044378741" calcext:value-type="float">
            <text:p>-13.7993044378741</text:p>
          </table:table-cell>
          <table:table-cell office:value-type="float" office:value="-12.4644220772643" calcext:value-type="float">
            <text:p>-12.4644220772643</text:p>
          </table:table-cell>
          <table:table-cell office:value-type="float" office:value="-8.43632157417924" calcext:value-type="float">
            <text:p>-8.43632157417924</text:p>
          </table:table-cell>
          <table:table-cell office:value-type="float" office:value="-6.60679965181971" calcext:value-type="float">
            <text:p>-6.60679965181971</text:p>
          </table:table-cell>
          <table:table-cell office:value-type="float" office:value="-18.9904155391637" calcext:value-type="float">
            <text:p>-18.9904155391637</text:p>
          </table:table-cell>
          <table:table-cell office:value-type="float" office:value="-14.5815164557496" calcext:value-type="float">
            <text:p>-14.5815164557496</text:p>
          </table:table-cell>
          <table:table-cell office:value-type="float" office:value="5.84919967188551" calcext:value-type="float">
            <text:p>5.84919967188551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float" office:value="-22.0895697548243" calcext:value-type="float">
            <text:p>-22.0895697548243</text:p>
          </table:table-cell>
          <table:table-cell office:value-type="float" office:value="-9.90289796409523" calcext:value-type="float">
            <text:p>-9.90289796409523</text:p>
          </table:table-cell>
          <table:table-cell office:value-type="float" office:value="-25.3925568938745" calcext:value-type="float">
            <text:p>-25.3925568938745</text:p>
          </table:table-cell>
          <table:table-cell office:value-type="float" office:value="-20.653621856942" calcext:value-type="float">
            <text:p>-20.653621856942</text:p>
          </table:table-cell>
          <table:table-cell office:value-type="float" office:value="-24.3887121126445" calcext:value-type="float">
            <text:p>-24.3887121126445</text:p>
          </table:table-cell>
          <table:table-cell office:value-type="float" office:value="-18.3328054007699" calcext:value-type="float">
            <text:p>-18.3328054007699</text:p>
          </table:table-cell>
          <table:table-cell office:value-type="float" office:value="-18.913898952635" calcext:value-type="float">
            <text:p>-18.913898952635</text:p>
          </table:table-cell>
          <table:table-cell office:value-type="float" office:value="-26.7473794355775" calcext:value-type="float">
            <text:p>-26.7473794355775</text:p>
          </table:table-cell>
          <table:table-cell office:value-type="float" office:value="-21.6904680489976" calcext:value-type="float">
            <text:p>-21.6904680489976</text:p>
          </table:table-cell>
          <table:table-cell office:value-type="float" office:value="-16.7549441855807" calcext:value-type="float">
            <text:p>-16.7549441855807</text:p>
          </table:table-cell>
          <table:table-cell office:value-type="float" office:value="-20.4866854605941" calcext:value-type="float">
            <text:p>-20.4866854605941</text:p>
          </table:table-cell>
          <table:table-cell office:value-type="float" office:value="4.89434119195323" calcext:value-type="float">
            <text:p>4.89434119195323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float" office:value="-21.7074750134094" calcext:value-type="float">
            <text:p>-21.7074750134094</text:p>
          </table:table-cell>
          <table:table-cell office:value-type="float" office:value="-15.4894495161365" calcext:value-type="float">
            <text:p>-15.4894495161365</text:p>
          </table:table-cell>
          <table:table-cell office:value-type="float" office:value="-17.7933421997462" calcext:value-type="float">
            <text:p>-17.7933421997462</text:p>
          </table:table-cell>
          <table:table-cell office:value-type="float" office:value="-25.2875117531644" calcext:value-type="float">
            <text:p>-25.2875117531644</text:p>
          </table:table-cell>
          <table:table-cell office:value-type="float" office:value="-15.9895627535958" calcext:value-type="float">
            <text:p>-15.9895627535958</text:p>
          </table:table-cell>
          <table:table-cell office:value-type="float" office:value="-22.2245253972978" calcext:value-type="float">
            <text:p>-22.2245253972978</text:p>
          </table:table-cell>
          <table:table-cell office:value-type="float" office:value="-21.6160677102741" calcext:value-type="float">
            <text:p>-21.6160677102741</text:p>
          </table:table-cell>
          <table:table-cell office:value-type="float" office:value="-22.0903529547365" calcext:value-type="float">
            <text:p>-22.0903529547365</text:p>
          </table:table-cell>
          <table:table-cell office:value-type="float" office:value="-23.0316448330672" calcext:value-type="float">
            <text:p>-23.0316448330672</text:p>
          </table:table-cell>
          <table:table-cell office:value-type="float" office:value="-18.1567400032856" calcext:value-type="float">
            <text:p>-18.1567400032856</text:p>
          </table:table-cell>
          <table:table-cell office:value-type="float" office:value="-20.3386672134714" calcext:value-type="float">
            <text:p>-20.3386672134714</text:p>
          </table:table-cell>
          <table:table-cell office:value-type="float" office:value="3.2581956363207" calcext:value-type="float">
            <text:p>3.2581956363207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float" office:value="-17.230491937284" calcext:value-type="float">
            <text:p>-17.230491937284</text:p>
          </table:table-cell>
          <table:table-cell office:value-type="float" office:value="-9.14819160173562" calcext:value-type="float">
            <text:p>-9.14819160173562</text:p>
          </table:table-cell>
          <table:table-cell office:value-type="float" office:value="-12.284791642586" calcext:value-type="float">
            <text:p>-12.284791642586</text:p>
          </table:table-cell>
          <table:table-cell office:value-type="float" office:value="-11.2156036502028" calcext:value-type="float">
            <text:p>-11.2156036502028</text:p>
          </table:table-cell>
          <table:table-cell office:value-type="float" office:value="-11.6066749430429" calcext:value-type="float">
            <text:p>-11.6066749430429</text:p>
          </table:table-cell>
          <table:table-cell office:value-type="float" office:value="-18.8168815366834" calcext:value-type="float">
            <text:p>-18.8168815366834</text:p>
          </table:table-cell>
          <table:table-cell office:value-type="float" office:value="-25.6251292100883" calcext:value-type="float">
            <text:p>-25.6251292100883</text:p>
          </table:table-cell>
          <table:table-cell office:value-type="float" office:value="-17.4401930376144" calcext:value-type="float">
            <text:p>-17.4401930376144</text:p>
          </table:table-cell>
          <table:table-cell office:value-type="float" office:value="-21.9135389015986" calcext:value-type="float">
            <text:p>-21.9135389015986</text:p>
          </table:table-cell>
          <table:table-cell office:value-type="float" office:value="-21.4510857123564" calcext:value-type="float">
            <text:p>-21.4510857123564</text:p>
          </table:table-cell>
          <table:table-cell office:value-type="float" office:value="-16.6732582173193" calcext:value-type="float">
            <text:p>-16.6732582173193</text:p>
          </table:table-cell>
          <table:table-cell office:value-type="float" office:value="5.44935793120803" calcext:value-type="float">
            <text:p>5.44935793120803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float" office:value="-25.3476990474799" calcext:value-type="float">
            <text:p>-25.3476990474799</text:p>
          </table:table-cell>
          <table:table-cell office:value-type="float" office:value="-19.495619480473" calcext:value-type="float">
            <text:p>-19.495619480473</text:p>
          </table:table-cell>
          <table:table-cell office:value-type="float" office:value="-21.2302338698655" calcext:value-type="float">
            <text:p>-21.2302338698655</text:p>
          </table:table-cell>
          <table:table-cell office:value-type="float" office:value="-21.8261018342203" calcext:value-type="float">
            <text:p>-21.8261018342203</text:p>
          </table:table-cell>
          <table:table-cell office:value-type="float" office:value="-26.6736182740113" calcext:value-type="float">
            <text:p>-26.6736182740113</text:p>
          </table:table-cell>
          <table:table-cell office:value-type="float" office:value="-30.1749952022406" calcext:value-type="float">
            <text:p>-30.1749952022406</text:p>
          </table:table-cell>
          <table:table-cell office:value-type="float" office:value="-17.5311547953356" calcext:value-type="float">
            <text:p>-17.5311547953356</text:p>
          </table:table-cell>
          <table:table-cell office:value-type="float" office:value="-21.2302338698655" calcext:value-type="float">
            <text:p>-21.2302338698655</text:p>
          </table:table-cell>
          <table:table-cell office:value-type="float" office:value="-17.5311547953356" calcext:value-type="float">
            <text:p>-17.5311547953356</text:p>
          </table:table-cell>
          <table:table-cell office:value-type="float" office:value="-25.6142320543498" calcext:value-type="float">
            <text:p>-25.6142320543498</text:p>
          </table:table-cell>
          <table:table-cell office:value-type="float" office:value="-22.6655043223177" calcext:value-type="float">
            <text:p>-22.6655043223177</text:p>
          </table:table-cell>
          <table:table-cell office:value-type="float" office:value="4.16256402857843" calcext:value-type="float">
            <text:p>4.16256402857843</text:p>
          </table:table-cell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per_horizon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-5.924118130011302, -1.6591347666021772, -1.8059343976582154, -1.707906428427064]</text:p>
          </table:table-cell>
          <table:table-cell office:value-type="string" calcext:value-type="string">
            <text:p>[-0.9300803089490772, -0.40945333360009606, -1.7646443979197457, -4.8961284128238525]</text:p>
          </table:table-cell>
          <table:table-cell office:value-type="string" calcext:value-type="string">
            <text:p>[-0.2518104626536788, -0.3118551226400701, -0.6739193733249049, -0.8689182659715078]</text:p>
          </table:table-cell>
          <table:table-cell office:value-type="string" calcext:value-type="string">
            <text:p>[-0.42849509150828524, -0.3482726290884308, -0.904780727894261, -2.124445644617845]</text:p>
          </table:table-cell>
          <table:table-cell office:value-type="string" calcext:value-type="string">
            <text:p>[-7.293922209793391, -2.778908484564546, -5.439661972686305, -7.775853543757716]</text:p>
          </table:table-cell>
          <table:table-cell office:value-type="string" calcext:value-type="string">
            <text:p>[-0.9300803089490772, -0.40945333360009606, -1.7646443979197457, -4.8961284128238525]</text:p>
          </table:table-cell>
          <table:table-cell office:value-type="string" calcext:value-type="string">
            <text:p>[-5.924118130011302, -1.6591347666021772, -1.8059343976582154, -1.707906428427064]</text:p>
          </table:table-cell>
          <table:table-cell office:value-type="string" calcext:value-type="string">
            <text:p>[-0.2518104626536788, -0.3118551226400701, -0.6739193733249049, -0.8689182659715078]</text:p>
          </table:table-cell>
          <table:table-cell office:value-type="string" calcext:value-type="string">
            <text:p>[-0.46959769308290156, -0.6835229893529249, -2.1892588606738927, -3.4921796362860746]</text:p>
          </table:table-cell>
          <table:table-cell office:value-type="string" calcext:value-type="string">
            <text:p>[0.029547508109917242, -0.18754164841310317, -0.2164163029630739, -0.2599750839685555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-1.8834631099117871, -1.4634969565835432, -3.888379928815744, -6.645725597696384]</text:p>
          </table:table-cell>
          <table:table-cell office:value-type="string" calcext:value-type="string">
            <text:p>[-0.8612429395273402, -0.2778110642375209, -1.7398897764102195, -4.655326500061174]</text:p>
          </table:table-cell>
          <table:table-cell office:value-type="string" calcext:value-type="string">
            <text:p>[-0.8694252049907591, -0.8508337552895595, -2.6294638701762407, -4.681984282139107]</text:p>
          </table:table-cell>
          <table:table-cell office:value-type="string" calcext:value-type="string">
            <text:p>[-3.8107335405535236, -1.2136503633074724, -2.0074406025579528, -2.0850874299158884]</text:p>
          </table:table-cell>
          <table:table-cell office:value-type="string" calcext:value-type="string">
            <text:p>[-0.2423239904632446, 0.13799996589571872, 0.08217424540956086, -1.2459353423942332]</text:p>
          </table:table-cell>
          <table:table-cell office:value-type="string" calcext:value-type="string">
            <text:p>[-0.8453047958693061, -0.8157356050164655, -2.484260061555399, -3.7076289965674913]</text:p>
          </table:table-cell>
          <table:table-cell office:value-type="string" calcext:value-type="string">
            <text:p>[-1.0844813513384732, -0.7294486901828989, -1.7707004062412546, -3.996005450388096]</text:p>
          </table:table-cell>
          <table:table-cell office:value-type="string" calcext:value-type="string">
            <text:p>[-0.4930895266767932, -0.3915720123351285, -1.2375308472891478, -2.7130373720424705]</text:p>
          </table:table-cell>
          <table:table-cell office:value-type="string" calcext:value-type="string">
            <text:p>[-5.201781547588791, -1.0132076467943785, -1.4931634851451214, -1.4159770088397083]</text:p>
          </table:table-cell>
          <table:table-cell office:value-type="string" calcext:value-type="string">
            <text:p>[-0.8163919273856957, 0.1184016779228414, 0.3316813711110478, -0.7992595309251449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-1.949149849634102, -1.8837226427274034, -4.881258914876607, -8.059527382979637]</text:p>
          </table:table-cell>
          <table:table-cell office:value-type="string" calcext:value-type="string">
            <text:p>[-11.695855618074757, -2.8759019093574034, -6.59903601643379, -10.1477570046981]</text:p>
          </table:table-cell>
          <table:table-cell office:value-type="string" calcext:value-type="string">
            <text:p>[-4.926597640047636, -1.7890161324536136, -1.851842050947039, -2.554058714673446]</text:p>
          </table:table-cell>
          <table:table-cell office:value-type="string" calcext:value-type="string">
            <text:p>[-10.25844720702349, -1.9617718287715746, -1.8263674050262857, -2.3217131024574345]</text:p>
          </table:table-cell>
          <table:table-cell office:value-type="string" calcext:value-type="string">
            <text:p>[-1.7271436990667244, -0.7557544531484384, -2.1198939503116465, -5.0991004319409505]</text:p>
          </table:table-cell>
          <table:table-cell office:value-type="string" calcext:value-type="string">
            <text:p>[-3.852157946863932, -1.4008431379715747, -2.9344371518802648, -6.131904053568649]</text:p>
          </table:table-cell>
          <table:table-cell office:value-type="string" calcext:value-type="string">
            <text:p>[-5.909318161725041, -0.9955033467172525, -1.790857742781271, -2.6794851169240186]</text:p>
          </table:table-cell>
          <table:table-cell office:value-type="string" calcext:value-type="string">
            <text:p>[-0.5622501435923022, -0.9466101520571257, -1.604562009664967, -2.7094285129122264]</text:p>
          </table:table-cell>
          <table:table-cell office:value-type="string" calcext:value-type="string">
            <text:p>[-0.8760469359044842, -1.0147904680316344, -1.973438405359862, -2.8509893310774137]</text:p>
          </table:table-cell>
          <table:table-cell office:value-type="string" calcext:value-type="string">
            <text:p>[-0.7018028723022374, -0.9375139789609577, -2.642749221384766, -3.562656031493905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-5.524419112572931, -3.8049652195718764, -8.48849928388713, -13.964314771203501]</text:p>
          </table:table-cell>
          <table:table-cell office:value-type="string" calcext:value-type="string">
            <text:p>[-6.177724020483999, -2.657751282231402, -5.773530907229607, -11.646979350393384]</text:p>
          </table:table-cell>
          <table:table-cell office:value-type="string" calcext:value-type="string">
            <text:p>[-0.43213686825718245, -0.9979130124969426, -2.0151850731391363, -4.4460290911569]</text:p>
          </table:table-cell>
          <table:table-cell office:value-type="string" calcext:value-type="string">
            <text:p>[-0.4006252183422987, -1.4682908903446368, -3.9665308091522133, -8.58014807879066]</text:p>
          </table:table-cell>
          <table:table-cell office:value-type="string" calcext:value-type="string">
            <text:p>[-10.181071906756856, -3.6951748994362044, -6.225546054275455, -7.154193335128944]</text:p>
          </table:table-cell>
          <table:table-cell office:value-type="string" calcext:value-type="string">
            <text:p>[-9.118363310824362, -5.55588502985449, -10.384747636565162, -16.266262163225687]</text:p>
          </table:table-cell>
          <table:table-cell office:value-type="string" calcext:value-type="string">
            <text:p>[-5.591138177684463, -2.906681589876592, -5.430471527969871, -9.113774553083376]</text:p>
          </table:table-cell>
          <table:table-cell office:value-type="string" calcext:value-type="string">
            <text:p>[-10.366518117817858, -3.025354334565322, -4.471431608202803, -6.371155148226815]</text:p>
          </table:table-cell>
          <table:table-cell office:value-type="string" calcext:value-type="string">
            <text:p>[-8.15400182454471, -3.490937840280006, -5.101368393786543, -7.288221683715079]</text:p>
          </table:table-cell>
          <table:table-cell office:value-type="string" calcext:value-type="string">
            <text:p>[-8.04982793677902, -2.613676965209133, -2.689101906439517, -2.50949940204257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-34.0094533012941, -2.9509157057237223, -3.204538489311348, -6.735645261321088]</text:p>
          </table:table-cell>
          <table:table-cell office:value-type="string" calcext:value-type="string">
            <text:p>[-18.132648006551033, -1.8767721670775783, -1.920801741921463, -3.3176020160857966]</text:p>
          </table:table-cell>
          <table:table-cell office:value-type="string" calcext:value-type="string">
            <text:p>[-11.638016987091614, -2.855285559286047, -3.1684787787331636, -5.515524311779463]</text:p>
          </table:table-cell>
          <table:table-cell office:value-type="string" calcext:value-type="string">
            <text:p>[-6.385890254224447, -1.943217977318512, -4.072107169756278, -6.041239385627839]</text:p>
          </table:table-cell>
          <table:table-cell office:value-type="string" calcext:value-type="string">
            <text:p>[-13.474983993016586, -2.7028119993703026, -2.8494132948230444, -6.744231454854477]</text:p>
          </table:table-cell>
          <table:table-cell office:value-type="string" calcext:value-type="string">
            <text:p>[-12.471373417285502, -3.198190921901367, -7.008949632906947, -12.549419027269249]</text:p>
          </table:table-cell>
          <table:table-cell office:value-type="string" calcext:value-type="string">
            <text:p>[-24.305341501801635, -2.1466652707080147, -3.3606459070688377, -7.229758708791434]</text:p>
          </table:table-cell>
          <table:table-cell office:value-type="string" calcext:value-type="string">
            <text:p>[-14.140462377656181, -3.942875400751178, -8.415407446805023, -12.32477861834309]</text:p>
          </table:table-cell>
          <table:table-cell office:value-type="string" calcext:value-type="string">
            <text:p>[-8.047722618258192, -2.38117339069992, -4.44757709571284, -9.545285703884886]</text:p>
          </table:table-cell>
          <table:table-cell office:value-type="string" calcext:value-type="string">
            <text:p>[-9.631689776050356, -3.49758632078212, -6.685786934765892, -12.783642515689442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-11.632332703507009, -3.2756610904269845, -4.845586489186338, -9.263885697015395]</text:p>
          </table:table-cell>
          <table:table-cell office:value-type="string" calcext:value-type="string">
            <text:p>[-34.53116632839357, -5.071300410058033, -8.750345015159189, -14.275634221994649]</text:p>
          </table:table-cell>
          <table:table-cell office:value-type="string" calcext:value-type="string">
            <text:p>[-20.739694559660116, -4.954813249709722, -8.640446941818801, -13.189488749708623]</text:p>
          </table:table-cell>
          <table:table-cell office:value-type="string" calcext:value-type="string">
            <text:p>[-4.671056224712422, -1.8221835393575914, -2.909571160386615, -4.372743697998893]</text:p>
          </table:table-cell>
          <table:table-cell office:value-type="string" calcext:value-type="string">
            <text:p>[-2.1798402599757516, -2.88724490147938, -5.33464903304206, -9.662566394106475]</text:p>
          </table:table-cell>
          <table:table-cell office:value-type="string" calcext:value-type="string">
            <text:p>[-13.610711490619142, -2.818055536432862, -3.218790938538718, -6.3744604486777545]</text:p>
          </table:table-cell>
          <table:table-cell office:value-type="string" calcext:value-type="string">
            <text:p>[-32.679966637602, -3.2409022131428156, -4.463968024763676, -8.171109323700176]</text:p>
          </table:table-cell>
          <table:table-cell office:value-type="string" calcext:value-type="string">
            <text:p>[-9.56573628221169, -2.47892968990453, -4.474452133102003, -5.367231614840939]</text:p>
          </table:table-cell>
          <table:table-cell office:value-type="string" calcext:value-type="string">
            <text:p>[-16.451850221890197, -4.191956617622816, -4.529343393983454, -10.3286940995708]</text:p>
          </table:table-cell>
          <table:table-cell office:value-type="string" calcext:value-type="string">
            <text:p>[-37.35490677466835, -4.172110954324704, -6.932035151410854, -11.854242548482553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-36.21779227192372, -4.394156162065377, -8.610836449101967, -16.136896543322756]</text:p>
          </table:table-cell>
          <table:table-cell office:value-type="string" calcext:value-type="string">
            <text:p>[-36.36273769749296, -4.246516334358619, -6.242704004070476, -13.023999808347785]</text:p>
          </table:table-cell>
          <table:table-cell office:value-type="string" calcext:value-type="string">
            <text:p>[-7.89026187486801, -3.3892733979861367, -10.777153644240212, -21.151578671709604]</text:p>
          </table:table-cell>
          <table:table-cell office:value-type="string" calcext:value-type="string">
            <text:p>[-6.669457130506307, -3.003487933880322, -5.515760936630509, -11.133264930414866]</text:p>
          </table:table-cell>
          <table:table-cell office:value-type="string" calcext:value-type="string">
            <text:p>[-15.69837706481616, -7.598104559179286, -16.10928752831098, -28.52244432838349]</text:p>
          </table:table-cell>
          <table:table-cell office:value-type="string" calcext:value-type="string">
            <text:p>[-43.89612676966414, -3.5631990345802, -6.58914175778762, -11.805440500519481]</text:p>
          </table:table-cell>
          <table:table-cell office:value-type="string" calcext:value-type="string">
            <text:p>[-31.30271146446222, -3.722630022316431, -5.800215201832182, -9.946821421783847]</text:p>
          </table:table-cell>
          <table:table-cell office:value-type="string" calcext:value-type="string">
            <text:p>[-18.97949850212268, -3.703380757110608, -6.781887883983195, -12.107721225234226]</text:p>
          </table:table-cell>
          <table:table-cell office:value-type="string" calcext:value-type="string">
            <text:p>[-15.248307855161002, -4.173589969909264, -7.482756597170925, -14.69159675456535]</text:p>
          </table:table-cell>
          <table:table-cell office:value-type="string" calcext:value-type="string">
            <text:p>[-36.29566797518018, -4.134867288211175, -6.501062320135786, -12.107238630334848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-15.367941169077914, -5.402590496226911, -10.566310931480082, -17.22500493154002]</text:p>
          </table:table-cell>
          <table:table-cell office:value-type="string" calcext:value-type="string">
            <text:p>[-41.43893227455213, -4.905684860372306, -7.960707229109665, -12.7607042734436]</text:p>
          </table:table-cell>
          <table:table-cell office:value-type="string" calcext:value-type="string">
            <text:p>[-11.666313221761149, -4.242783004805339, -6.91643265072639, -12.31640361784574]</text:p>
          </table:table-cell>
          <table:table-cell office:value-type="string" calcext:value-type="string">
            <text:p>[-33.42776761691495, -5.010397521664434, -9.74443122383608, -15.837877390086351]</text:p>
          </table:table-cell>
          <table:table-cell office:value-type="string" calcext:value-type="string">
            <text:p>[-31.032106804120275, -4.495951209590188, -10.436871103778355, -18.865910255451148]</text:p>
          </table:table-cell>
          <table:table-cell office:value-type="string" calcext:value-type="string">
            <text:p>[-15.338017918868108, -5.011481360506975, -9.670694482015296, -15.833681641194342]</text:p>
          </table:table-cell>
          <table:table-cell office:value-type="string" calcext:value-type="string">
            <text:p>[-34.832942662856816, -3.023944012035118, -4.686867744467471, -7.980660629451886]</text:p>
          </table:table-cell>
          <table:table-cell office:value-type="string" calcext:value-type="string">
            <text:p>[-6.901125031227129, -3.6418736517119576, -8.177132519996588, -14.545656504995442]</text:p>
          </table:table-cell>
          <table:table-cell office:value-type="string" calcext:value-type="string">
            <text:p>[-10.996125605798678, -6.6251240613002915, -11.904636718513073, -18.645679370904176]</text:p>
          </table:table-cell>
          <table:table-cell office:value-type="string" calcext:value-type="string">
            <text:p>[-31.992682368365365, -4.172671776516168, -8.857629481946617, -13.830431187744207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-10.88607929737826, -8.845977041703046, -18.12438557276941, -26.879414877349973]</text:p>
          </table:table-cell>
          <table:table-cell office:value-type="string" calcext:value-type="string">
            <text:p>[-9.269315300487268, -2.8557381212735766, -5.58703920908612, -10.27648200603024]</text:p>
          </table:table-cell>
          <table:table-cell office:value-type="string" calcext:value-type="string">
            <text:p>[-17.502192265061577, -7.442578184245896, -16.036952562730455, -26.479525115596726]</text:p>
          </table:table-cell>
          <table:table-cell office:value-type="string" calcext:value-type="string">
            <text:p>[-19.866095267659478, -4.810746995981052, -7.223120114430737, -12.898580523619074]</text:p>
          </table:table-cell>
          <table:table-cell office:value-type="string" calcext:value-type="string">
            <text:p>[-44.29059787832435, -4.650872825841135, -7.630798758462198, -11.622905283961948]</text:p>
          </table:table-cell>
          <table:table-cell office:value-type="string" calcext:value-type="string">
            <text:p>[-18.09511739209062, -5.536491372803609, -8.734015908173909, -13.719073560853868]</text:p>
          </table:table-cell>
          <table:table-cell office:value-type="string" calcext:value-type="string">
            <text:p>[-7.823721554955476, -3.21041458582334, -5.453861290000295, -9.003133685909281]</text:p>
          </table:table-cell>
          <table:table-cell office:value-type="string" calcext:value-type="string">
            <text:p>[-18.227150757806587, -3.7961676280511947, -8.00737876782649, -10.338873526156544]</text:p>
          </table:table-cell>
          <table:table-cell office:value-type="string" calcext:value-type="string">
            <text:p>[-21.009460854389083, -8.672597966771022, -18.00385417372652, -30.849552222666787]</text:p>
          </table:table-cell>
          <table:table-cell office:value-type="string" calcext:value-type="string">
            <text:p>[-26.12738957638012, -4.132672755753641, -7.990644880738973, -15.475634359605039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-52.564380175568346, -11.453782515333689, -16.830279805654435, -23.013783192723047]</text:p>
          </table:table-cell>
          <table:table-cell office:value-type="string" calcext:value-type="string">
            <text:p>[-33.908012095305075, -9.037850193095952, -15.809651211914977, -25.276500319478323]</text:p>
          </table:table-cell>
          <table:table-cell office:value-type="string" calcext:value-type="string">
            <text:p>[-50.64620080943598, -4.667962098211653, -7.733101816652255, -14.810487950513362]</text:p>
          </table:table-cell>
          <table:table-cell office:value-type="string" calcext:value-type="string">
            <text:p>[-18.076629316610493, -4.743381318445938, -8.800301177651448, -14.785202966751276]</text:p>
          </table:table-cell>
          <table:table-cell office:value-type="string" calcext:value-type="string">
            <text:p>[-36.78866950061743, -11.981744553708484, -18.341904723077484, -26.00833326898375]</text:p>
          </table:table-cell>
          <table:table-cell office:value-type="string" calcext:value-type="string">
            <text:p>[-32.20761009669877, -4.692556987555951, -7.899242121079997, -13.009286516625075]</text:p>
          </table:table-cell>
          <table:table-cell office:value-type="string" calcext:value-type="string">
            <text:p>[-18.86775706208279, -5.910557709663666, -10.074591691118219, -15.83850206075843]</text:p>
          </table:table-cell>
          <table:table-cell office:value-type="string" calcext:value-type="string">
            <text:p>[-31.09179084249596, -5.410054005322484, -9.4870860681451, -15.454302603489412]</text:p>
          </table:table-cell>
          <table:table-cell office:value-type="string" calcext:value-type="string">
            <text:p>[-32.80135579761598, -3.4069733646679534, -4.622182119357632, -8.007808220183454]</text:p>
          </table:table-cell>
          <table:table-cell office:value-type="string" calcext:value-type="string">
            <text:p>[-22.69318041643913, -3.7304624261695007, -6.685334770100382, -11.422283593029348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-39.35899664462528, -6.285822848102307, -11.122556933531325, -18.032257035879628]</text:p>
          </table:table-cell>
          <table:table-cell office:value-type="string" calcext:value-type="string">
            <text:p>[-22.55659027173358, -8.60325973778635, -17.682285132264642, -30.452440770472155]</text:p>
          </table:table-cell>
          <table:table-cell office:value-type="string" calcext:value-type="string">
            <text:p>[-38.758912590251704, -5.5931310636010645, -11.663521433864222, -17.307373376288314]</text:p>
          </table:table-cell>
          <table:table-cell office:value-type="string" calcext:value-type="string">
            <text:p>[-48.68491419274432, -9.405128460666322, -18.698426133989066, -32.42791524297557]</text:p>
          </table:table-cell>
          <table:table-cell office:value-type="string" calcext:value-type="string">
            <text:p>[-11.656271885202795, -7.509538669046734, -14.220087211321841, -24.64089822979101]</text:p>
          </table:table-cell>
          <table:table-cell office:value-type="string" calcext:value-type="string">
            <text:p>[-9.363491102045462, -4.7915006992605536, -8.063715087615964, -15.240778130421129]</text:p>
          </table:table-cell>
          <table:table-cell office:value-type="string" calcext:value-type="string">
            <text:p>[-35.876256007638574, -5.379539769951713, -10.4019691363741, -17.516745136171163]</text:p>
          </table:table-cell>
          <table:table-cell office:value-type="string" calcext:value-type="string">
            <text:p>[-31.886783644825112, -6.245257030637097, -11.063506213958352, -17.65066319622175]</text:p>
          </table:table-cell>
          <table:table-cell office:value-type="string" calcext:value-type="string">
            <text:p>[-32.57847051098246, -2.837716106770549, -5.013760327981265, -7.934651099743717]</text:p>
          </table:table-cell>
          <table:table-cell office:value-type="string" calcext:value-type="string">
            <text:p>[-18.735924323026822, -3.3099067514944513, -4.296473658797217, -8.685479361459691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-35.01319751217318, -9.097741459318875, -20.961073193788813, -32.4603817835637]</text:p>
          </table:table-cell>
          <table:table-cell office:value-type="string" calcext:value-type="string">
            <text:p>[-15.561830197825, -3.8505336360332487, -8.74298562484077, -13.88897454229101]</text:p>
          </table:table-cell>
          <table:table-cell office:value-type="string" calcext:value-type="string">
            <text:p>[-56.273641645863684, -5.778673409403301, -9.780100637461864, -16.46309016312353]</text:p>
          </table:table-cell>
          <table:table-cell office:value-type="string" calcext:value-type="string">
            <text:p>[-22.408710643555608, -5.609121449981336, -7.278179806107921, -11.58078112523726]</text:p>
          </table:table-cell>
          <table:table-cell office:value-type="string" calcext:value-type="string">
            <text:p>[-42.04894482159569, -5.233685581703651, -7.824158733522468, -12.215799141389594]</text:p>
          </table:table-cell>
          <table:table-cell office:value-type="string" calcext:value-type="string">
            <text:p>[-9.322100065618045, -5.106350964882367, -13.248815630563326, -27.519951090432706]</text:p>
          </table:table-cell>
          <table:table-cell office:value-type="string" calcext:value-type="string">
            <text:p>[-31.36112476077997, -3.660270628911655, -5.48631510881703, -9.349977810548381]</text:p>
          </table:table-cell>
          <table:table-cell office:value-type="string" calcext:value-type="string">
            <text:p>[-15.529032046232793, -3.412319633189753, -5.41750073711138, -9.38643388018303]</text:p>
          </table:table-cell>
          <table:table-cell office:value-type="string" calcext:value-type="string">
            <text:p>[-8.551252347788086, -3.014598054630069, -5.518859965273126, -9.342488239587565]</text:p>
          </table:table-cell>
          <table:table-cell office:value-type="string" calcext:value-type="string">
            <text:p>[-44.28784331776126, -5.447290164546192, -8.910287082452584, -17.316241591894578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-56.92827910622875, -6.596877110645849, -9.52127029400951, -15.311852508412915]</text:p>
          </table:table-cell>
          <table:table-cell office:value-type="string" calcext:value-type="string">
            <text:p>[-13.418331672246552, -4.164200242825933, -8.682989418913568, -13.346070522394848]</text:p>
          </table:table-cell>
          <table:table-cell office:value-type="string" calcext:value-type="string">
            <text:p>[-50.48852383087225, -9.646925627253955, -15.931284695136338, -25.50349342223548]</text:p>
          </table:table-cell>
          <table:table-cell office:value-type="string" calcext:value-type="string">
            <text:p>[-56.82497737484906, -5.1081286169022855, -7.853303166383174, -12.82807826963339]</text:p>
          </table:table-cell>
          <table:table-cell office:value-type="string" calcext:value-type="string">
            <text:p>[-56.23953082569915, -7.510111680860332, -13.137097440052138, -20.668108503966277]</text:p>
          </table:table-cell>
          <table:table-cell office:value-type="string" calcext:value-type="string">
            <text:p>[-41.501240915091465, -4.705055180327666, -10.231409948862424, -16.8935155587979]</text:p>
          </table:table-cell>
          <table:table-cell office:value-type="string" calcext:value-type="string">
            <text:p>[-31.015047560525332, -7.060304823423591, -14.624839776904452, -22.955403649686556]</text:p>
          </table:table-cell>
          <table:table-cell office:value-type="string" calcext:value-type="string">
            <text:p>[-56.90193555754226, -7.2501058534679474, -15.250620543600313, -27.58685578769928]</text:p>
          </table:table-cell>
          <table:table-cell office:value-type="string" calcext:value-type="string">
            <text:p>[-58.17428640913243, -6.465065830309569, -8.857829117624206, -13.26469083892432]</text:p>
          </table:table-cell>
          <table:table-cell office:value-type="string" calcext:value-type="string">
            <text:p>[-49.202555841423454, -3.9955668087170215, -5.123019617768065, -8.698634474414169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-46.195157201435144, -8.01975866081921, -14.288435391183052, -18.326548800200328]</text:p>
          </table:table-cell>
          <table:table-cell office:value-type="string" calcext:value-type="string">
            <text:p>[-41.77902649174927, -4.492850605700371, -6.103260075628136, -9.582660891468153]</text:p>
          </table:table-cell>
          <table:table-cell office:value-type="string" calcext:value-type="string">
            <text:p>[-46.5834484949204, -4.377042216152494, -6.921923689788301, -13.290954398123777]</text:p>
          </table:table-cell>
          <table:table-cell office:value-type="string" calcext:value-type="string">
            <text:p>[-56.403138142078376, -7.8095925739634975, -13.506224916930144, -23.431091379685796]</text:p>
          </table:table-cell>
          <table:table-cell office:value-type="string" calcext:value-type="string">
            <text:p>[-42.85016367187453, -3.7950749524845673, -6.561476207086736, -10.751536182937338]</text:p>
          </table:table-cell>
          <table:table-cell office:value-type="string" calcext:value-type="string">
            <text:p>[-58.34700821034093, -5.7007971853436645, -9.288324355286527, -15.561971838220078]</text:p>
          </table:table-cell>
          <table:table-cell office:value-type="string" calcext:value-type="string">
            <text:p>[-65.91599327567994, -4.668475223830804, -5.8637040418913156, -10.016098299694232]</text:p>
          </table:table-cell>
          <table:table-cell office:value-type="string" calcext:value-type="string">
            <text:p>[-59.25918843514766, -5.912884832596488, -9.05794232704249, -14.131396224159465]</text:p>
          </table:table-cell>
          <table:table-cell office:value-type="string" calcext:value-type="string">
            <text:p>[-45.93599507125865, -8.625055566659668, -16.441246661360776, -21.124282032989928]</text:p>
          </table:table-cell>
          <table:table-cell office:value-type="string" calcext:value-type="string">
            <text:p>[-55.26091810916325, -3.489308012252157, -4.922040129220218, -8.95469376250686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-41.24222371228243, -4.759810641349671, -8.546008586708975, -14.37392480879478]</text:p>
          </table:table-cell>
          <table:table-cell office:value-type="string" calcext:value-type="string">
            <text:p>[-17.583413642819767, -3.9126910890541655, -5.941162769683639, -9.155498905384896]</text:p>
          </table:table-cell>
          <table:table-cell office:value-type="string" calcext:value-type="string">
            <text:p>[-19.63463205641831, -4.8006356113019955, -10.36566480566703, -14.338234096956782]</text:p>
          </table:table-cell>
          <table:table-cell office:value-type="string" calcext:value-type="string">
            <text:p>[-22.086297594642488, -5.852876718180022, -6.377051032107439, -10.5461892558814]</text:p>
          </table:table-cell>
          <table:table-cell office:value-type="string" calcext:value-type="string">
            <text:p>[-30.572551617317224, -3.1602363742541772, -4.68071967603334, -8.01319210456677]</text:p>
          </table:table-cell>
          <table:table-cell office:value-type="string" calcext:value-type="string">
            <text:p>[-35.16884713956034, -7.968265573094491, -13.035094247495294, -19.095319186583424]</text:p>
          </table:table-cell>
          <table:table-cell office:value-type="string" calcext:value-type="string">
            <text:p>[-62.77208746904546, -9.02062337160785, -11.56452469477427, -19.14328130492573]</text:p>
          </table:table-cell>
          <table:table-cell office:value-type="string" calcext:value-type="string">
            <text:p>[-48.99413236161192, -4.528266567276296, -6.110736059772659, -10.127637161796944]</text:p>
          </table:table-cell>
          <table:table-cell office:value-type="string" calcext:value-type="string">
            <text:p>[-58.42732900248362, -5.63811310901845, -8.34382649103198, -15.244887003860196]</text:p>
          </table:table-cell>
          <table:table-cell office:value-type="string" calcext:value-type="string">
            <text:p>[-45.19853789075356, -7.3912614591711945, -13.630368097589773, -19.584175401911263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-80.07816179010005, -5.055765193714001, -6.304727630439011, -9.952141575666374]</text:p>
          </table:table-cell>
          <table:table-cell office:value-type="string" calcext:value-type="string">
            <text:p>[-57.067935386701805, -4.992718837753274, -6.105884406658424, -9.81593929077864]</text:p>
          </table:table-cell>
          <table:table-cell office:value-type="string" calcext:value-type="string">
            <text:p>[-63.020814031906184, -5.073317765974283, -6.773088464738253, -10.053715216843129]</text:p>
          </table:table-cell>
          <table:table-cell office:value-type="string" calcext:value-type="string">
            <text:p>[-66.92819522305231, -5.490985346298993, -5.493171491556792, -9.392055275973199]</text:p>
          </table:table-cell>
          <table:table-cell office:value-type="string" calcext:value-type="string">
            <text:p>[-87.07970094016359, -5.042439980673152, -5.599421239199942, -8.972910936008404]</text:p>
          </table:table-cell>
          <table:table-cell office:value-type="string" calcext:value-type="string">
            <text:p>[-98.46622734545136, -5.438535831161562, -6.6580083044820215, -10.137209327867435]</text:p>
          </table:table-cell>
          <table:table-cell office:value-type="string" calcext:value-type="string">
            <text:p>[-49.958833557960446, -4.6441662270543915, -6.016839183535905, -9.504780212791818]</text:p>
          </table:table-cell>
          <table:table-cell office:value-type="string" calcext:value-type="string">
            <text:p>[-63.020814031906184, -5.073317765974283, -6.773088464738253, -10.053715216843129]</text:p>
          </table:table-cell>
          <table:table-cell office:value-type="string" calcext:value-type="string">
            <text:p>[-49.958833557960446, -4.6441662270543915, -6.016839183535905, -9.504780212791818]</text:p>
          </table:table-cell>
          <table:table-cell office:value-type="string" calcext:value-type="string">
            <text:p>[-82.00044156198811, -5.67220053516746, -5.422803194554882, -9.361482925688659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mse_per_horizon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0.31119129095983994, 0.4950720471442896, 0.5573829519632766, 0.6299639132579464]</text:p>
          </table:table-cell>
          <table:table-cell office:value-type="string" calcext:value-type="string">
            <text:p>[0.257348773728375, 0.4901207624438114, 0.558825373290385, 0.6496203936987615]</text:p>
          </table:table-cell>
          <table:table-cell office:value-type="string" calcext:value-type="string">
            <text:p>[0.2555836203573728, 0.4888177835057625, 0.5521003644800537, 0.6244823479092845]</text:p>
          </table:table-cell>
          <table:table-cell office:value-type="string" calcext:value-type="string">
            <text:p>[0.25585894649151725, 0.48921060092589114, 0.5533748925892013, 0.6317023053273734]</text:p>
          </table:table-cell>
          <table:table-cell office:value-type="string" calcext:value-type="string">
            <text:p>[0.29762624249457614, 0.49990928047080674, 0.5774213147210555, 0.6677123544810941]</text:p>
          </table:table-cell>
          <table:table-cell office:value-type="string" calcext:value-type="string">
            <text:p>[0.257348773728375, 0.4901207624438114, 0.558825373290385, 0.6496203936987615]</text:p>
          </table:table-cell>
          <table:table-cell office:value-type="string" calcext:value-type="string">
            <text:p>[0.31119129095983994, 0.4950720471442896, 0.5573829519632766, 0.6299639132579464]</text:p>
          </table:table-cell>
          <table:table-cell office:value-type="string" calcext:value-type="string">
            <text:p>[0.2555836203573728, 0.4888177835057625, 0.5521003644800537, 0.6244823479092845]</text:p>
          </table:table-cell>
          <table:table-cell office:value-type="string" calcext:value-type="string">
            <text:p>[0.2575603596774155, 0.4902578712820625, 0.5606965566290336, 0.6418829044649228]</text:p>
          </table:table-cell>
          <table:table-cell office:value-type="string" calcext:value-type="string">
            <text:p>[0.2547626790961403, 0.4882661851712499, 0.5495152944284957, 0.6207904473307384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0.2595840574365086, 0.4938414975294858, 0.5695180519790778, 0.6610865384194657]</text:p>
          </table:table-cell>
          <table:table-cell office:value-type="string" calcext:value-type="string">
            <text:p>[0.2572263643147561, 0.489380766021672, 0.5583482914160343, 0.6482203040422491]</text:p>
          </table:table-cell>
          <table:table-cell office:value-type="string" calcext:value-type="string">
            <text:p>[0.25834685078435715, 0.4915697662213852, 0.5628546616367809, 0.6494744446147863]</text:p>
          </table:table-cell>
          <table:table-cell office:value-type="string" calcext:value-type="string">
            <text:p>[0.2643601511905431, 0.49349249968678205, 0.5597926843022449, 0.6325066067617804]</text:p>
          </table:table-cell>
          <table:table-cell office:value-type="string" calcext:value-type="string">
            <text:p>[0.2566374307575727, 0.48649869292874587, 0.5471763587376426, 0.6272922460726713]</text:p>
          </table:table-cell>
          <table:table-cell office:value-type="string" calcext:value-type="string">
            <text:p>[0.25766486698050467, 0.49105878301666833, 0.5616519438334524, 0.6434050221602162]</text:p>
          </table:table-cell>
          <table:table-cell office:value-type="string" calcext:value-type="string">
            <text:p>[0.2575905072969812, 0.4909511559611882, 0.5583964437449933, 0.6440309467168633]</text:p>
          </table:table-cell>
          <table:table-cell office:value-type="string" calcext:value-type="string">
            <text:p>[0.2565002186624273, 0.48994190704953106, 0.5556629128030512, 0.6358069980030376]</text:p>
          </table:table-cell>
          <table:table-cell office:value-type="string" calcext:value-type="string">
            <text:p>[0.263472061280614, 0.4923805487140451, 0.5570205016220385, 0.6288536375192568]</text:p>
          </table:table-cell>
          <table:table-cell office:value-type="string" calcext:value-type="string">
            <text:p>[0.25863526712027024, 0.48714906308856687, 0.5466262908060093, 0.6237324374077614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0.2599395432838187, 0.49570883722665304, 0.5744868519567511, 0.6698064195247606]</text:p>
          </table:table-cell>
          <table:table-cell office:value-type="string" calcext:value-type="string">
            <text:p>[0.30601468258355513, 0.502481606059009, 0.584114062364201, 0.6825926140222286]</text:p>
          </table:table-cell>
          <table:table-cell office:value-type="string" calcext:value-type="string">
            <text:p>[0.266691714287311, 0.49644559777647, 0.5583483283440098, 0.6350949297732654]</text:p>
          </table:table-cell>
          <table:table-cell office:value-type="string" calcext:value-type="string">
            <text:p>[0.33990942162605975, 0.49692051463149506, 0.5582911908315381, 0.6329225254920632]</text:p>
          </table:table-cell>
          <table:table-cell office:value-type="string" calcext:value-type="string">
            <text:p>[0.25984207877950977, 0.49183765959205455, 0.559863527314687, 0.6508023980714162]</text:p>
          </table:table-cell>
          <table:table-cell office:value-type="string" calcext:value-type="string">
            <text:p>[0.26498587196286266, 0.49433388304183923, 0.5644489354876557, 0.656982317889914]</text:p>
          </table:table-cell>
          <table:table-cell office:value-type="string" calcext:value-type="string">
            <text:p>[0.26079355031566864, 0.49224789532463054, 0.5583459043081045, 0.6361723516887168]</text:p>
          </table:table-cell>
          <table:table-cell office:value-type="string" calcext:value-type="string">
            <text:p>[0.26068067256002136, 0.49211357182664306, 0.557926290330994, 0.635552893640685]</text:p>
          </table:table-cell>
          <table:table-cell office:value-type="string" calcext:value-type="string">
            <text:p>[0.2659258780615112, 0.4920015550140476, 0.5589141153248018, 0.6370728087435781]</text:p>
          </table:table-cell>
          <table:table-cell office:value-type="string" calcext:value-type="string">
            <text:p>[0.257492038393308, 0.4914251586989808, 0.5635332001887835, 0.642446553936272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0.26556170263937445, 0.5068110321318587, 0.5932989084985782, 0.7061040319720423]</text:p>
          </table:table-cell>
          <table:table-cell office:value-type="string" calcext:value-type="string">
            <text:p>[0.2696787957379144, 0.501019495102946, 0.5811185417536388, 0.6915199541623357]</text:p>
          </table:table-cell>
          <table:table-cell office:value-type="string" calcext:value-type="string">
            <text:p>[0.2613075743114432, 0.49221606905469667, 0.5591581253839676, 0.6467387209869895]</text:p>
          </table:table-cell>
          <table:table-cell office:value-type="string" calcext:value-type="string">
            <text:p>[0.25616612384208337, 0.49493365435747166, 0.5699291131819064, 0.6724550006951168]</text:p>
          </table:table-cell>
          <table:table-cell office:value-type="string" calcext:value-type="string">
            <text:p>[0.33355960252138733, 0.5066204398785062, 0.5826597912480812, 0.6637630515532514]</text:p>
          </table:table-cell>
          <table:table-cell office:value-type="string" calcext:value-type="string">
            <text:p>[0.30136052789431345, 0.5148909931255751, 0.6048664340457304, 0.7191781103604664]</text:p>
          </table:table-cell>
          <table:table-cell office:value-type="string" calcext:value-type="string">
            <text:p>[0.26786028409845586, 0.5005724246880462, 0.5779289475508762, 0.6750081117892338]</text:p>
          </table:table-cell>
          <table:table-cell office:value-type="string" calcext:value-type="string">
            <text:p>[0.2846389742095703, 0.5011713940414159, 0.5734298672549772, 0.6580984394144367]</text:p>
          </table:table-cell>
          <table:table-cell office:value-type="string" calcext:value-type="string">
            <text:p>[0.3220629160043259, 0.5048794301771008, 0.5756157272618728, 0.664801608801589]</text:p>
          </table:table-cell>
          <table:table-cell office:value-type="string" calcext:value-type="string">
            <text:p>[0.32338931922257724, 0.49979584515124076, 0.5614514892902149, 0.6351185773069972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0.36615606056533995, 0.5017784940772134, 0.5655818785390317, 0.6603085534560833]</text:p>
          </table:table-cell>
          <table:table-cell office:value-type="string" calcext:value-type="string">
            <text:p>[0.3214350308985773, 0.4965897427779452, 0.5590694269410147, 0.6394248103739332]</text:p>
          </table:table-cell>
          <table:table-cell office:value-type="string" calcext:value-type="string">
            <text:p>[0.3405643991635642, 0.5015443592866526, 0.5653765105782947, 0.6541634939119492]</text:p>
          </table:table-cell>
          <table:table-cell office:value-type="string" calcext:value-type="string">
            <text:p>[0.26620099144959636, 0.497007930218788, 0.5704127514882738, 0.657357307692953]</text:p>
          </table:table-cell>
          <table:table-cell office:value-type="string" calcext:value-type="string">
            <text:p>[0.28535538838017527, 0.5014473548067696, 0.5647214371461825, 0.6612399529685018]</text:p>
          </table:table-cell>
          <table:table-cell office:value-type="string" calcext:value-type="string">
            <text:p>[0.2916573626731336, 0.5036821408817203, 0.586680642645782, 0.6964444186683585]</text:p>
          </table:table-cell>
          <table:table-cell office:value-type="string" calcext:value-type="string">
            <text:p>[0.3437505331253861, 0.4993021815055878, 0.5662377571558191, 0.6673289600560199]</text:p>
          </table:table-cell>
          <table:table-cell office:value-type="string" calcext:value-type="string">
            <text:p>[0.3079391256225209, 0.5072140653478862, 0.5920402575681537, 0.6972596272619153]</text:p>
          </table:table-cell>
          <table:table-cell office:value-type="string" calcext:value-type="string">
            <text:p>[0.26443882622953957, 0.49900159365932995, 0.5726103436870481, 0.6780772200418587]</text:p>
          </table:table-cell>
          <table:table-cell office:value-type="string" calcext:value-type="string">
            <text:p>[0.2818257329306989, 0.5049168869346256, 0.5856073391223054, 0.6978626323619573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0.29184308839582584, 0.504382238480768, 0.5748873179345291, 0.6758963670892778]</text:p>
          </table:table-cell>
          <table:table-cell office:value-type="string" calcext:value-type="string">
            <text:p>[0.37354725240113684, 0.5118383198356302, 0.596123871443132, 0.7072521958008824]</text:p>
          </table:table-cell>
          <table:table-cell office:value-type="string" calcext:value-type="string">
            <text:p>[0.3344627505635452, 0.5111902163455438, 0.5957855241499833, 0.7005281223217643]</text:p>
          </table:table-cell>
          <table:table-cell office:value-type="string" calcext:value-type="string">
            <text:p>[0.26789006523039116, 0.49657045846388603, 0.564357646170782, 0.6473189236388566]</text:p>
          </table:table-cell>
          <table:table-cell office:value-type="string" calcext:value-type="string">
            <text:p>[0.2709678237944349, 0.5025839322290703, 0.5773326649760566, 0.679847936681143]</text:p>
          </table:table-cell>
          <table:table-cell office:value-type="string" calcext:value-type="string">
            <text:p>[0.2838205047116031, 0.5011355590241405, 0.5655765589187519, 0.659362643640404]</text:p>
          </table:table-cell>
          <table:table-cell office:value-type="string" calcext:value-type="string">
            <text:p>[0.34165590262903445, 0.50327748739167, 0.5728118982411776, 0.6691937117105033]</text:p>
          </table:table-cell>
          <table:table-cell office:value-type="string" calcext:value-type="string">
            <text:p>[0.32385690932598843, 0.5002291869816369, 0.5726120662467781, 0.6533002974972992]</text:p>
          </table:table-cell>
          <table:table-cell office:value-type="string" calcext:value-type="string">
            <text:p>[0.31905016031961997, 0.5075318839022495, 0.5730333263381914, 0.6827692759477012]</text:p>
          </table:table-cell>
          <table:table-cell office:value-type="string" calcext:value-type="string">
            <text:p>[0.3716589538124604, 0.5070531001388927, 0.5862069260084657, 0.6923043669344937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0.38732603846559654, 0.5088127882144744, 0.5953389139247075, 0.7200005082423325]</text:p>
          </table:table-cell>
          <table:table-cell office:value-type="string" calcext:value-type="string">
            <text:p>[0.3635101224241189, 0.5088455988156861, 0.5827602000059229, 0.7011639467743143]</text:p>
          </table:table-cell>
          <table:table-cell office:value-type="string" calcext:value-type="string">
            <text:p>[0.2774541101435978, 0.5050635896748936, 0.6062386809823523, 0.7492099947905426]</text:p>
          </table:table-cell>
          <table:table-cell office:value-type="string" calcext:value-type="string">
            <text:p>[0.27976986122361436, 0.5023772545823068, 0.5777854360089867, 0.6881376599096533]</text:p>
          </table:table-cell>
          <table:table-cell office:value-type="string" calcext:value-type="string">
            <text:p>[0.2864861430602654, 0.5238556254507103, 0.6357726165661792, 0.7971162285813123]</text:p>
          </table:table-cell>
          <table:table-cell office:value-type="string" calcext:value-type="string">
            <text:p>[0.3754610263504534, 0.504963187247233, 0.5833934035608332, 0.6935543499417257]</text:p>
          </table:table-cell>
          <table:table-cell office:value-type="string" calcext:value-type="string">
            <text:p>[0.36503865053033885, 0.5052570539865238, 0.5799334862870947, 0.6817009291520213]</text:p>
          </table:table-cell>
          <table:table-cell office:value-type="string" calcext:value-type="string">
            <text:p>[0.350199809565636, 0.5051146877241843, 0.5852878234643171, 0.6932555445009643]</text:p>
          </table:table-cell>
          <table:table-cell office:value-type="string" calcext:value-type="string">
            <text:p>[0.28239254328636276, 0.5070846189313475, 0.5893007031547846, 0.7094378394342327]</text:p>
          </table:table-cell>
          <table:table-cell office:value-type="string" calcext:value-type="string">
            <text:p>[0.36627359029227, 0.5077621023368942, 0.584341103746002, 0.6942366626287158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0.3195486367427389, 0.5150967503143312, 0.6065691128173286, 0.7251085221549909]</text:p>
          </table:table-cell>
          <table:table-cell office:value-type="string" calcext:value-type="string">
            <text:p>[0.3647337265691652, 0.5135975326593281, 0.5906950262702833, 0.6974940856741535]</text:p>
          </table:table-cell>
          <table:table-cell office:value-type="string" calcext:value-type="string">
            <text:p>[0.34630076667113596, 0.5087706764396468, 0.5856690987130266, 0.6949928110094277]</text:p>
          </table:table-cell>
          <table:table-cell office:value-type="string" calcext:value-type="string">
            <text:p>[0.3558146331284504, 0.5138918001353013, 0.60199415175028, 0.7182140992518852]</text:p>
          </table:table-cell>
          <table:table-cell office:value-type="string" calcext:value-type="string">
            <text:p>[0.36755500233955607, 0.5085458037121492, 0.6042858397081714, 0.7357116335125313]</text:p>
          </table:table-cell>
          <table:table-cell office:value-type="string" calcext:value-type="string">
            <text:p>[0.30710529828935473, 0.5130260085852907, 0.600627289490791, 0.716693619006455]</text:p>
          </table:table-cell>
          <table:table-cell office:value-type="string" calcext:value-type="string">
            <text:p>[0.3650713082409198, 0.5014543003587384, 0.5740726343898677, 0.6690161197764684]</text:p>
          </table:table-cell>
          <table:table-cell office:value-type="string" calcext:value-type="string">
            <text:p>[0.2690391915762687, 0.5054791542829836, 0.5934198283102275, 0.7086161707737735]</text:p>
          </table:table-cell>
          <table:table-cell office:value-type="string" calcext:value-type="string">
            <text:p>[0.3022151418713181, 0.5195829182705811, 0.6134539579251004, 0.7346152925563794]</text:p>
          </table:table-cell>
          <table:table-cell office:value-type="string" calcext:value-type="string">
            <text:p>[0.345737588524943, 0.5099469143868841, 0.5963260248202695, 0.7063229950021589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0.2995572843034036, 0.5296332392618411, 0.6481305876021483, 0.7855504973406806]</text:p>
          </table:table-cell>
          <table:table-cell office:value-type="string" calcext:value-type="string">
            <text:p>[0.27104134853694817, 0.5008924706140517, 0.5784273793549686, 0.683189095203937]</text:p>
          </table:table-cell>
          <table:table-cell office:value-type="string" calcext:value-type="string">
            <text:p>[0.35567911502056104, 0.5245962063658792, 0.6358662389414053, 0.7813944148858845]</text:p>
          </table:table-cell>
          <table:table-cell office:value-type="string" calcext:value-type="string">
            <text:p>[0.3533564499164697, 0.5106009975410305, 0.5875849917325312, 0.699016969776456]</text:p>
          </table:table-cell>
          <table:table-cell office:value-type="string" calcext:value-type="string">
            <text:p>[0.3867557305985319, 0.510893390194083, 0.5902719521471075, 0.6915746837520071]</text:p>
          </table:table-cell>
          <table:table-cell office:value-type="string" calcext:value-type="string">
            <text:p>[0.3354203891125934, 0.5149978150448382, 0.5956254947677162, 0.7031984075805912]</text:p>
          </table:table-cell>
          <table:table-cell office:value-type="string" calcext:value-type="string">
            <text:p>[0.33201103603162, 0.5032035722321893, 0.5769609139618878, 0.6753933394452154]</text:p>
          </table:table-cell>
          <table:table-cell office:value-type="string" calcext:value-type="string">
            <text:p>[0.32492132183081285, 0.5062926834930911, 0.5920330747916829, 0.6834569419838096]</text:p>
          </table:table-cell>
          <table:table-cell office:value-type="string" calcext:value-type="string">
            <text:p>[0.35804866462596147, 0.5290857796407978, 0.6460955398868311, 0.8115493143966841]</text:p>
          </table:table-cell>
          <table:table-cell office:value-type="string" calcext:value-type="string">
            <text:p>[0.3511615451976951, 0.506478668168231, 0.59178663665594, 0.7149134506359528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0.4173927577383732, 0.5431731163117615, 0.6432032450636054, 0.7613057282261609]</text:p>
          </table:table-cell>
          <table:table-cell office:value-type="string" calcext:value-type="string">
            <text:p>[0.35670811518410916, 0.5327297879350038, 0.635210570117092, 0.7735136896942587]</text:p>
          </table:table-cell>
          <table:table-cell office:value-type="string" calcext:value-type="string">
            <text:p>[0.43191605254614396, 0.5099160105863462, 0.5904354329269165, 0.7103847012230704]</text:p>
          </table:table-cell>
          <table:table-cell office:value-type="string" calcext:value-type="string">
            <text:p>[0.36920271559876416, 0.5101109470098686, 0.5961098356288189, 0.7100324388046343]</text:p>
          </table:table-cell>
          <table:table-cell office:value-type="string" calcext:value-type="string">
            <text:p>[0.3646609638703375, 0.5444453210320249, 0.6455937222981899, 0.7775733601783958]</text:p>
          </table:table-cell>
          <table:table-cell office:value-type="string" calcext:value-type="string">
            <text:p>[0.369598257976904, 0.5116347948958987, 0.5919757171375752, 0.6993713088050525]</text:p>
          </table:table-cell>
          <table:table-cell office:value-type="string" calcext:value-type="string">
            <text:p>[0.3287353619966986, 0.5154517579434603, 0.6029689291780128, 0.7171788628604104]</text:p>
          </table:table-cell>
          <table:table-cell office:value-type="string" calcext:value-type="string">
            <text:p>[0.33996580928391495, 0.5143793966957774, 0.6016063515979095, 0.7148329523691984]</text:p>
          </table:table-cell>
          <table:table-cell office:value-type="string" calcext:value-type="string">
            <text:p>[0.3576878831817979, 0.5036188140404733, 0.5731015362159032, 0.668535720495143]</text:p>
          </table:table-cell>
          <table:table-cell office:value-type="string" calcext:value-type="string">
            <text:p>[0.32490506451512885, 0.5057146937472509, 0.5849980101065291, 0.6899971790637603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0.36829498655884724, 0.5185849482025116, 0.6090558284697446, 0.7304901569258299]</text:p>
          </table:table-cell>
          <table:table-cell office:value-type="string" calcext:value-type="string">
            <text:p>[0.38204631964614544, 0.530655623426146, 0.6439944030446816, 0.8090863672845746]</text:p>
          </table:table-cell>
          <table:table-cell office:value-type="string" calcext:value-type="string">
            <text:p>[0.3653962602395317, 0.5163637006424674, 0.6117808092576749, 0.7256180214830439]</text:p>
          </table:table-cell>
          <table:table-cell office:value-type="string" calcext:value-type="string">
            <text:p>[0.4252233126395774, 0.5331604558238846, 0.6494364529127395, 0.8206806903712143]</text:p>
          </table:table-cell>
          <table:table-cell office:value-type="string" calcext:value-type="string">
            <text:p>[0.3006218481985785, 0.5228439889148615, 0.6262798378704041, 0.77229979866153]</text:p>
          </table:table-cell>
          <table:table-cell office:value-type="string" calcext:value-type="string">
            <text:p>[0.2984351848425501, 0.5110773150025435, 0.5921159404741955, 0.7130299222272836]</text:p>
          </table:table-cell>
          <table:table-cell office:value-type="string" calcext:value-type="string">
            <text:p>[0.39669538228527745, 0.5145517528701902, 0.6057545708353516, 0.7272970531963379]</text:p>
          </table:table-cell>
          <table:table-cell office:value-type="string" calcext:value-type="string">
            <text:p>[0.3514996211327408, 0.5189680587984736, 0.6097704228770282, 0.728776751320613]</text:p>
          </table:table-cell>
          <table:table-cell office:value-type="string" calcext:value-type="string">
            <text:p>[0.36940448220343286, 0.5006052537890319, 0.5752465999747021, 0.6677752779860796]</text:p>
          </table:table-cell>
          <table:table-cell office:value-type="string" calcext:value-type="string">
            <text:p>[0.36956465676101047, 0.5036852180486718, 0.5717936232648706, 0.6728378770598605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0.39267666487255015, 0.5324380035314865, 0.6620641303250674, 0.8223604708717285]</text:p>
          </table:table-cell>
          <table:table-cell office:value-type="string" calcext:value-type="string">
            <text:p>[0.3247525520280323, 0.5066898788381684, 0.5959771547810049, 0.7051417443219109]</text:p>
          </table:table-cell>
          <table:table-cell office:value-type="string" calcext:value-type="string">
            <text:p>[0.4535512663976356, 0.514724849258927, 0.6020990124930704, 0.7209740967039966]</text:p>
          </table:table-cell>
          <table:table-cell office:value-type="string" calcext:value-type="string">
            <text:p>[0.3618025205992221, 0.5145545197331793, 0.5876506849407155, 0.6902993721198837]</text:p>
          </table:table-cell>
          <table:table-cell office:value-type="string" calcext:value-type="string">
            <text:p>[0.3682555759164899, 0.5133390582957758, 0.5902594366841823, 0.6958826702986107]</text:p>
          </table:table-cell>
          <table:table-cell office:value-type="string" calcext:value-type="string">
            <text:p>[0.34932965303963465, 0.5123257729956244, 0.6182854199162051, 0.789932030093275]</text:p>
          </table:table-cell>
          <table:table-cell office:value-type="string" calcext:value-type="string">
            <text:p>[0.3693535693039618, 0.5044142142798879, 0.5778351705594383, 0.6774440940302628]</text:p>
          </table:table-cell>
          <table:table-cell office:value-type="string" calcext:value-type="string">
            <text:p>[0.2948006176488873, 0.5044285530274619, 0.5787900057570757, 0.6771280716889557]</text:p>
          </table:table-cell>
          <table:table-cell office:value-type="string" calcext:value-type="string">
            <text:p>[0.2711033224573171, 0.5018202607581134, 0.5780134454632658, 0.6775266085330417]</text:p>
          </table:table-cell>
          <table:table-cell office:value-type="string" calcext:value-type="string">
            <text:p>[0.3787560045424564, 0.514186900127251, 0.5973938351892494, 0.7256728768333692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0.4605855217652146, 0.5201952903942505, 0.6007639041884351, 0.7141452566007559]</text:p>
          </table:table-cell>
          <table:table-cell office:value-type="string" calcext:value-type="string">
            <text:p>[0.29706012423598976, 0.5091182758827433, 0.5940375204616224, 0.7021476073610131]</text:p>
          </table:table-cell>
          <table:table-cell office:value-type="string" calcext:value-type="string">
            <text:p>[0.4335694948488344, 0.5351083825428299, 0.6355301103295201, 0.7769191971584942]</text:p>
          </table:table-cell>
          <table:table-cell office:value-type="string" calcext:value-type="string">
            <text:p>[0.46094607566632717, 0.5121157382614843, 0.5912201629183469, 0.6989468064383166]</text:p>
          </table:table-cell>
          <table:table-cell office:value-type="string" calcext:value-type="string">
            <text:p>[0.4592350616049896, 0.5243074094494002, 0.618580221875183, 0.7466344138428259]</text:p>
          </table:table-cell>
          <table:table-cell office:value-type="string" calcext:value-type="string">
            <text:p>[0.36204970468148895, 0.509832774478668, 0.6029279794836259, 0.7230580571597495]</text:p>
          </table:table-cell>
          <table:table-cell office:value-type="string" calcext:value-type="string">
            <text:p>[0.34135361046741114, 0.5229492602438089, 0.6276995387070057, 0.7604680303362018]</text:p>
          </table:table-cell>
          <table:table-cell office:value-type="string" calcext:value-type="string">
            <text:p>[0.4514605779726911, 0.5232013106807377, 0.6310549435232286, 0.7886685877343466]</text:p>
          </table:table-cell>
          <table:table-cell office:value-type="string" calcext:value-type="string">
            <text:p>[0.4637223479819645, 0.519459623790487, 0.5961577045000445, 0.7031859171997945]</text:p>
          </table:table-cell>
          <table:table-cell office:value-type="string" calcext:value-type="string">
            <text:p>[0.43471298128048125, 0.5074125748849856, 0.5770868065128316, 0.6734586250039196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0.38584016945770894, 0.5271340372787988, 0.6259840422194485, 0.7319222463016406]</text:p>
          </table:table-cell>
          <table:table-cell office:value-type="string" calcext:value-type="string">
            <text:p>[0.370397835426409, 0.5088286205652175, 0.5819004439486585, 0.677835939006602]</text:p>
          </table:table-cell>
          <table:table-cell office:value-type="string" calcext:value-type="string">
            <text:p>[0.3876318461139092, 0.50895217263026, 0.5867892981963521, 0.7020084587870755]</text:p>
          </table:table-cell>
          <table:table-cell office:value-type="string" calcext:value-type="string">
            <text:p>[0.46743068062754134, 0.5262265514904869, 0.6220839420002982, 0.764150170283964]</text:p>
          </table:table-cell>
          <table:table-cell office:value-type="string" calcext:value-type="string">
            <text:p>[0.36346693971790894, 0.506158032508423, 0.5840191393019956, 0.6854557494159845]</text:p>
          </table:table-cell>
          <table:table-cell office:value-type="string" calcext:value-type="string">
            <text:p>[0.46577241192512636, 0.5151813023793623, 0.598661897316705, 0.7162141812464242]</text:p>
          </table:table-cell>
          <table:table-cell office:value-type="string" calcext:value-type="string">
            <text:p>[0.48158227199246634, 0.5104430696923198, 0.580579084735561, 0.6804866942020745]</text:p>
          </table:table-cell>
          <table:table-cell office:value-type="string" calcext:value-type="string">
            <text:p>[0.47558127502183584, 0.5173445458131742, 0.5971678445190275, 0.7058098860803969]</text:p>
          </table:table-cell>
          <table:table-cell office:value-type="string" calcext:value-type="string">
            <text:p>[0.38524720000541246, 0.5301312627035687, 0.6350317840408859, 0.7490934773475086]</text:p>
          </table:table-cell>
          <table:table-cell office:value-type="string" calcext:value-type="string">
            <text:p>[0.4460011532060243, 0.5056177981091151, 0.575459816851641, 0.6749321316237952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0.3624228452438357, 0.5097606794599165, 0.593279491633021, 0.7074728436958037]</text:p>
          </table:table-cell>
          <table:table-cell office:value-type="string" calcext:value-type="string">
            <text:p>[0.3695713782247922, 0.506776758540099, 0.580893982031389, 0.6755268934902099]</text:p>
          </table:table-cell>
          <table:table-cell office:value-type="string" calcext:value-type="string">
            <text:p>[0.36284406990547524, 0.5105454857674534, 0.6049073497565131, 0.7091435462676259]</text:p>
          </table:table-cell>
          <table:table-cell office:value-type="string" calcext:value-type="string">
            <text:p>[0.3723454311146164, 0.5160285355896783, 0.5820609881478614, 0.6846271366172477]</text:p>
          </table:table-cell>
          <table:table-cell office:value-type="string" calcext:value-type="string">
            <text:p>[0.36659820244987346, 0.5027987143357167, 0.5743631650606074, 0.6688021665960177]</text:p>
          </table:table-cell>
          <table:table-cell office:value-type="string" calcext:value-type="string">
            <text:p>[0.3670357066816352, 0.5274709904554178, 0.6207406794864815, 0.7356071775105124]</text:p>
          </table:table-cell>
          <table:table-cell office:value-type="string" calcext:value-type="string">
            <text:p>[0.4860917722500174, 0.5317957142321488, 0.6110237660220829, 0.7370436768688884]</text:p>
          </table:table-cell>
          <table:table-cell office:value-type="string" calcext:value-type="string">
            <text:p>[0.4307927897656652, 0.5101406404433274, 0.5818004726600998, 0.6828561957907117]</text:p>
          </table:table-cell>
          <table:table-cell office:value-type="string" calcext:value-type="string">
            <text:p>[0.4655272203816907, 0.514875782790678, 0.5942209273533429, 0.7137021059068728]</text:p>
          </table:table-cell>
          <table:table-cell office:value-type="string" calcext:value-type="string">
            <text:p>[0.3822801997735418, 0.5234862899812203, 0.6229986395230735, 0.7408629400393212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0.4906707591686671, 0.5119680612296754, 0.5829750620931794, 0.6810307501800934]</text:p>
          </table:table-cell>
          <table:table-cell office:value-type="string" calcext:value-type="string">
            <text:p>[0.46261097719084737, 0.5120585401882047, 0.581682840376206, 0.6801312849732463]</text:p>
          </table:table-cell>
          <table:table-cell office:value-type="string" calcext:value-type="string">
            <text:p>[0.44815962682745025, 0.5121478801631345, 0.5846802446433361, 0.6813951310215837]</text:p>
          </table:table-cell>
          <table:table-cell office:value-type="string" calcext:value-type="string">
            <text:p>[0.5191520032199181, 0.5149227263277488, 0.5794714996897756, 0.6775015645434804]</text:p>
          </table:table-cell>
          <table:table-cell office:value-type="string" calcext:value-type="string">
            <text:p>[0.5253606881374203, 0.512342757957373, 0.5789496465939183, 0.6752771165006398]</text:p>
          </table:table-cell>
          <table:table-cell office:value-type="string" calcext:value-type="string">
            <text:p>[0.5081410851106122, 0.5139419002743778, 0.5850957604662022, 0.6819227964760327]</text:p>
          </table:table-cell>
          <table:table-cell office:value-type="string" calcext:value-type="string">
            <text:p>[0.43383363849633894, 0.5110334028784912, 0.5807801114582918, 0.678312403082202]</text:p>
          </table:table-cell>
          <table:table-cell office:value-type="string" calcext:value-type="string">
            <text:p>[0.44815962682745025, 0.5121478801631345, 0.5846802446433361, 0.6813951310215837]</text:p>
          </table:table-cell>
          <table:table-cell office:value-type="string" calcext:value-type="string">
            <text:p>[0.43383363849633894, 0.5110334028784912, 0.5807801114582918, 0.678312403082202]</text:p>
          </table:table-cell>
          <table:table-cell office:value-type="string" calcext:value-type="string">
            <text:p>[0.534611281154791, 0.515723736343735, 0.5790520656579463, 0.6771416486515368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luded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'ap07']</text:p>
          </table:table-cell>
          <table:table-cell office:value-type="string" calcext:value-type="string">
            <text:p>['dh08']</text:p>
          </table:table-cell>
          <table:table-cell office:value-type="string" calcext:value-type="string">
            <text:p>['dh02']</text:p>
          </table:table-cell>
          <table:table-cell office:value-type="string" calcext:value-type="string">
            <text:p>['dh10']</text:p>
          </table:table-cell>
          <table:table-cell office:value-type="string" calcext:value-type="string">
            <text:p>['ap04']</text:p>
          </table:table-cell>
          <table:table-cell office:value-type="string" calcext:value-type="string">
            <text:p>['dh08']</text:p>
          </table:table-cell>
          <table:table-cell office:value-type="string" calcext:value-type="string">
            <text:p>['ap07']</text:p>
          </table:table-cell>
          <table:table-cell office:value-type="string" calcext:value-type="string">
            <text:p>['dh02']</text:p>
          </table:table-cell>
          <table:table-cell office:value-type="string" calcext:value-type="string">
            <text:p>['dh04']</text:p>
          </table:table-cell>
          <table:table-cell office:value-type="string" calcext:value-type="string">
            <text:p>['ap01'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'dh04', 'dh11']</text:p>
          </table:table-cell>
          <table:table-cell office:value-type="string" calcext:value-type="string">
            <text:p>['dh01', 'dh08']</text:p>
          </table:table-cell>
          <table:table-cell office:value-type="string" calcext:value-type="string">
            <text:p>['dh04', 'dh10']</text:p>
          </table:table-cell>
          <table:table-cell office:value-type="string" calcext:value-type="string">
            <text:p>['ap05', 'dh03']</text:p>
          </table:table-cell>
          <table:table-cell office:value-type="string" calcext:value-type="string">
            <text:p>['dh01', 'dh06']</text:p>
          </table:table-cell>
          <table:table-cell office:value-type="string" calcext:value-type="string">
            <text:p>['dh03', 'dh04']</text:p>
          </table:table-cell>
          <table:table-cell office:value-type="string" calcext:value-type="string">
            <text:p>['dh03', 'dh11']</text:p>
          </table:table-cell>
          <table:table-cell office:value-type="string" calcext:value-type="string">
            <text:p>['dh07', 'dh10']</text:p>
          </table:table-cell>
          <table:table-cell office:value-type="string" calcext:value-type="string">
            <text:p>['ap06', 'dh05']</text:p>
          </table:table-cell>
          <table:table-cell office:value-type="string" calcext:value-type="string">
            <text:p>['dh04', 'dh09'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'dh04', 'dh07', 'dh11']</text:p>
          </table:table-cell>
          <table:table-cell office:value-type="string" calcext:value-type="string">
            <text:p>['ap04', 'ap05', 'dh11']</text:p>
          </table:table-cell>
          <table:table-cell office:value-type="string" calcext:value-type="string">
            <text:p>['ap03', 'dh01', 'dh10']</text:p>
          </table:table-cell>
          <table:table-cell office:value-type="string" calcext:value-type="string">
            <text:p>['ap03', 'ap07', 'dh07']</text:p>
          </table:table-cell>
          <table:table-cell office:value-type="string" calcext:value-type="string">
            <text:p>['ap01', 'dh03', 'dh08']</text:p>
          </table:table-cell>
          <table:table-cell office:value-type="string" calcext:value-type="string">
            <text:p>['ap05', 'dh02', 'dh06']</text:p>
          </table:table-cell>
          <table:table-cell office:value-type="string" calcext:value-type="string">
            <text:p>['ap06', 'dh02', 'dh10']</text:p>
          </table:table-cell>
          <table:table-cell office:value-type="string" calcext:value-type="string">
            <text:p>['dh05', 'dh06', 'dh09']</text:p>
          </table:table-cell>
          <table:table-cell office:value-type="string" calcext:value-type="string">
            <text:p>['ap01', 'dh02', 'dh05']</text:p>
          </table:table-cell>
          <table:table-cell office:value-type="string" calcext:value-type="string">
            <text:p>['dh01', 'dh03', 'dh04'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'ap06', 'dh02', 'dh07', 'dh09']</text:p>
          </table:table-cell>
          <table:table-cell office:value-type="string" calcext:value-type="string">
            <text:p>['ap06', 'dh05', 'dh08', 'dh09']</text:p>
          </table:table-cell>
          <table:table-cell office:value-type="string" calcext:value-type="string">
            <text:p>['ap01', 'dh02', 'dh06', 'dh07']</text:p>
          </table:table-cell>
          <table:table-cell office:value-type="string" calcext:value-type="string">
            <text:p>['dh02', 'dh04', 'dh06', 'dh08']</text:p>
          </table:table-cell>
          <table:table-cell office:value-type="string" calcext:value-type="string">
            <text:p>['ap05', 'ap07', 'dh02', 'dh05']</text:p>
          </table:table-cell>
          <table:table-cell office:value-type="string" calcext:value-type="string">
            <text:p>['ap04', 'dh09', 'dh10', 'dh11']</text:p>
          </table:table-cell>
          <table:table-cell office:value-type="string" calcext:value-type="string">
            <text:p>['ap03', 'dh03', 'dh04', 'dh11']</text:p>
          </table:table-cell>
          <table:table-cell office:value-type="string" calcext:value-type="string">
            <text:p>['ap03', 'ap05', 'dh02', 'dh03']</text:p>
          </table:table-cell>
          <table:table-cell office:value-type="string" calcext:value-type="string">
            <text:p>['ap07', 'dh01', 'dh05', 'dh11']</text:p>
          </table:table-cell>
          <table:table-cell office:value-type="string" calcext:value-type="string">
            <text:p>['ap07', 'dh03', 'dh05', 'dh07'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'ap01', 'ap04', 'ap05', 'ap06', 'dh09']</text:p>
          </table:table-cell>
          <table:table-cell office:value-type="string" calcext:value-type="string">
            <text:p>['ap06', 'ap07', 'dh01', 'dh02', 'dh09']</text:p>
          </table:table-cell>
          <table:table-cell office:value-type="string" calcext:value-type="string">
            <text:p>['ap03', 'ap07', 'dh02', 'dh04', 'dh06']</text:p>
          </table:table-cell>
          <table:table-cell office:value-type="string" calcext:value-type="string">
            <text:p>['ap06', 'dh05', 'dh06', 'dh09', 'dh10']</text:p>
          </table:table-cell>
          <table:table-cell office:value-type="string" calcext:value-type="string">
            <text:p>['ap01', 'ap03', 'ap05', 'ap06', 'dh06']</text:p>
          </table:table-cell>
          <table:table-cell office:value-type="string" calcext:value-type="string">
            <text:p>['ap03', 'ap05', 'dh01', 'dh03', 'dh08']</text:p>
          </table:table-cell>
          <table:table-cell office:value-type="string" calcext:value-type="string">
            <text:p>['ap03', 'ap04', 'ap06', 'dh06', 'dh07']</text:p>
          </table:table-cell>
          <table:table-cell office:value-type="string" calcext:value-type="string">
            <text:p>['ap04', 'ap05', 'dh03', 'dh07', 'dh08']</text:p>
          </table:table-cell>
          <table:table-cell office:value-type="string" calcext:value-type="string">
            <text:p>['ap05', 'ap06', 'dh03', 'dh09', 'dh11']</text:p>
          </table:table-cell>
          <table:table-cell office:value-type="string" calcext:value-type="string">
            <text:p>['ap03', 'ap05', 'dh06', 'dh07', 'dh08'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'ap03', 'ap05', 'dh01', 'dh02', 'dh03', 'dh11']</text:p>
          </table:table-cell>
          <table:table-cell office:value-type="string" calcext:value-type="string">
            <text:p>['ap04', 'ap06', 'ap07', 'dh02', 'dh10', 'dh11']</text:p>
          </table:table-cell>
          <table:table-cell office:value-type="string" calcext:value-type="string">
            <text:p>['ap05', 'ap06', 'ap07', 'dh02', 'dh05', 'dh11']</text:p>
          </table:table-cell>
          <table:table-cell office:value-type="string" calcext:value-type="string">
            <text:p>['ap05', 'dh03', 'dh04', 'dh06', 'dh09', 'dh10']</text:p>
          </table:table-cell>
          <table:table-cell office:value-type="string" calcext:value-type="string">
            <text:p>['dh02', 'dh03', 'dh05', 'dh06', 'dh10', 'dh11']</text:p>
          </table:table-cell>
          <table:table-cell office:value-type="string" calcext:value-type="string">
            <text:p>['ap01', 'ap03', 'ap05', 'ap06', 'dh04', 'dh09']</text:p>
          </table:table-cell>
          <table:table-cell office:value-type="string" calcext:value-type="string">
            <text:p>['ap01', 'ap04', 'ap07', 'dh05', 'dh06', 'dh10']</text:p>
          </table:table-cell>
          <table:table-cell office:value-type="string" calcext:value-type="string">
            <text:p>['ap01', 'ap05', 'ap07', 'dh03', 'dh07', 'dh10']</text:p>
          </table:table-cell>
          <table:table-cell office:value-type="string" calcext:value-type="string">
            <text:p>['ap01', 'ap03', 'ap04', 'dh05', 'dh09', 'dh10']</text:p>
          </table:table-cell>
          <table:table-cell office:value-type="string" calcext:value-type="string">
            <text:p>['ap04', 'ap06', 'ap07', 'dh01', 'dh05', 'dh11'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'ap03', 'ap04', 'ap05', 'ap06', 'dh04', 'dh08', 'dh10']</text:p>
          </table:table-cell>
          <table:table-cell office:value-type="string" calcext:value-type="string">
            <text:p>['ap01', 'ap03', 'ap04', 'ap07', 'dh02', 'dh08', 'dh10']</text:p>
          </table:table-cell>
          <table:table-cell office:value-type="string" calcext:value-type="string">
            <text:p>['ap06', 'dh01', 'dh02', 'dh07', 'dh08', 'dh09', 'dh10']</text:p>
          </table:table-cell>
          <table:table-cell office:value-type="string" calcext:value-type="string">
            <text:p>['ap03', 'dh01', 'dh02', 'dh05', 'dh06', 'dh07', 'dh11']</text:p>
          </table:table-cell>
          <table:table-cell office:value-type="string" calcext:value-type="string">
            <text:p>['ap03', 'ap05', 'ap06', 'dh05', 'dh07', 'dh08', 'dh09']</text:p>
          </table:table-cell>
          <table:table-cell office:value-type="string" calcext:value-type="string">
            <text:p>['ap03', 'ap04', 'ap06', 'ap07', 'dh03', 'dh04', 'dh10']</text:p>
          </table:table-cell>
          <table:table-cell office:value-type="string" calcext:value-type="string">
            <text:p>['ap04', 'ap05', 'ap06', 'dh02', 'dh06', 'dh08', 'dh11']</text:p>
          </table:table-cell>
          <table:table-cell office:value-type="string" calcext:value-type="string">
            <text:p>['ap03', 'ap06', 'ap07', 'dh02', 'dh06', 'dh08', 'dh10']</text:p>
          </table:table-cell>
          <table:table-cell office:value-type="string" calcext:value-type="string">
            <text:p>['ap03', 'ap05', 'ap06', 'dh04', 'dh05', 'dh06', 'dh08']</text:p>
          </table:table-cell>
          <table:table-cell office:value-type="string" calcext:value-type="string">
            <text:p>['ap03', 'ap04', 'ap07', 'dh01', 'dh02', 'dh05', 'dh08'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'ap01', 'ap03', 'ap04', 'ap05', 'dh01', 'dh04', 'dh06', 'dh08']</text:p>
          </table:table-cell>
          <table:table-cell office:value-type="string" calcext:value-type="string">
            <text:p>['ap03', 'ap04', 'ap05', 'ap07', 'dh08', 'dh09', 'dh10', 'dh11']</text:p>
          </table:table-cell>
          <table:table-cell office:value-type="string" calcext:value-type="string">
            <text:p>['ap03', 'ap07', 'dh02', 'dh05', 'dh06', 'dh09', 'dh10', 'dh11']</text:p>
          </table:table-cell>
          <table:table-cell office:value-type="string" calcext:value-type="string">
            <text:p>['ap04', 'ap05', 'ap07', 'dh03', 'dh04', 'dh05', 'dh07', 'dh08']</text:p>
          </table:table-cell>
          <table:table-cell office:value-type="string" calcext:value-type="string">
            <text:p>['ap01', 'ap04', 'ap05', 'ap06', 'dh04', 'dh06', 'dh07', 'dh11']</text:p>
          </table:table-cell>
          <table:table-cell office:value-type="string" calcext:value-type="string">
            <text:p>['ap04', 'ap05', 'dh02', 'dh03', 'dh05', 'dh09', 'dh10', 'dh11']</text:p>
          </table:table-cell>
          <table:table-cell office:value-type="string" calcext:value-type="string">
            <text:p>['ap01', 'ap04', 'ap05', 'ap06', 'dh02', 'dh03', 'dh05', 'dh10']</text:p>
          </table:table-cell>
          <table:table-cell office:value-type="string" calcext:value-type="string">
            <text:p>['ap01', 'ap06', 'dh02', 'dh03', 'dh04', 'dh06', 'dh09', 'dh11']</text:p>
          </table:table-cell>
          <table:table-cell office:value-type="string" calcext:value-type="string">
            <text:p>['ap01', 'ap04', 'dh01', 'dh03', 'dh05', 'dh09', 'dh10', 'dh11']</text:p>
          </table:table-cell>
          <table:table-cell office:value-type="string" calcext:value-type="string">
            <text:p>['ap01', 'ap04', 'ap05', 'ap07', 'dh04', 'dh06', 'dh07', 'dh10'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'ap01', 'ap04', 'dh01', 'dh04', 'dh06', 'dh07', 'dh08', 'dh09', 'dh11']</text:p>
          </table:table-cell>
          <table:table-cell office:value-type="string" calcext:value-type="string">
            <text:p>['ap01', 'ap06', 'dh03', 'dh04', 'dh06', 'dh07', 'dh09', 'dh10', 'dh11']</text:p>
          </table:table-cell>
          <table:table-cell office:value-type="string" calcext:value-type="string">
            <text:p>['ap03', 'ap05', 'ap07', 'dh01', 'dh03', 'dh04', 'dh07', 'dh09', 'dh10']</text:p>
          </table:table-cell>
          <table:table-cell office:value-type="string" calcext:value-type="string">
            <text:p>['ap03', 'ap06', 'ap07', 'dh01', 'dh02', 'dh03', 'dh06', 'dh10', 'dh11']</text:p>
          </table:table-cell>
          <table:table-cell office:value-type="string" calcext:value-type="string">
            <text:p>['ap03', 'ap04', 'ap06', 'ap07', 'dh02', 'dh03', 'dh05', 'dh06', 'dh07']</text:p>
          </table:table-cell>
          <table:table-cell office:value-type="string" calcext:value-type="string">
            <text:p>['ap01', 'ap05', 'ap07', 'dh01', 'dh05', 'dh08', 'dh09', 'dh10', 'dh11']</text:p>
          </table:table-cell>
          <table:table-cell office:value-type="string" calcext:value-type="string">
            <text:p>['ap01', 'ap07', 'dh01', 'dh02', 'dh03', 'dh05', 'dh06', 'dh08', 'dh10']</text:p>
          </table:table-cell>
          <table:table-cell office:value-type="string" calcext:value-type="string">
            <text:p>['ap01', 'ap03', 'ap04', 'ap05', 'dh02', 'dh03', 'dh05', 'dh07', 'dh10']</text:p>
          </table:table-cell>
          <table:table-cell office:value-type="string" calcext:value-type="string">
            <text:p>['ap03', 'ap05', 'ap06', 'ap07', 'dh01', 'dh05', 'dh07', 'dh08', 'dh09']</text:p>
          </table:table-cell>
          <table:table-cell office:value-type="string" calcext:value-type="string">
            <text:p>['ap01', 'ap03', 'ap04', 'ap06', 'dh01', 'dh05', 'dh07', 'dh08', 'dh10'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'ap01', 'ap03', 'ap04', 'ap06', 'ap07', 'dh02', 'dh03', 'dh05', 'dh08', 'dh11']</text:p>
          </table:table-cell>
          <table:table-cell office:value-type="string" calcext:value-type="string">
            <text:p>['ap04', 'ap05', 'ap07', 'dh02', 'dh03', 'dh04', 'dh05', 'dh07', 'dh09', 'dh11']</text:p>
          </table:table-cell>
          <table:table-cell office:value-type="string" calcext:value-type="string">
            <text:p>['ap01', 'ap04', 'ap05', 'ap06', 'ap07', 'dh01', 'dh05', 'dh06', 'dh10', 'dh11']</text:p>
          </table:table-cell>
          <table:table-cell office:value-type="string" calcext:value-type="string">
            <text:p>['ap03', 'ap06', 'ap07', 'dh02', 'dh03', 'dh05', 'dh06', 'dh07', 'dh08', 'dh10']</text:p>
          </table:table-cell>
          <table:table-cell office:value-type="string" calcext:value-type="string">
            <text:p>['ap01', 'ap03', 'ap04', 'ap07', 'dh03', 'dh07', 'dh08', 'dh09', 'dh10', 'dh11']</text:p>
          </table:table-cell>
          <table:table-cell office:value-type="string" calcext:value-type="string">
            <text:p>['ap01', 'ap04', 'ap05', 'ap06', 'dh04', 'dh05', 'dh06', 'dh08', 'dh09', 'dh11']</text:p>
          </table:table-cell>
          <table:table-cell office:value-type="string" calcext:value-type="string">
            <text:p>['ap01', 'ap03', 'ap04', 'ap05', 'dh01', 'dh03', 'dh05', 'dh09', 'dh10', 'dh11']</text:p>
          </table:table-cell>
          <table:table-cell office:value-type="string" calcext:value-type="string">
            <text:p>['ap01', 'ap04', 'ap05', 'ap07', 'dh01', 'dh03', 'dh06', 'dh08', 'dh10', 'dh11']</text:p>
          </table:table-cell>
          <table:table-cell office:value-type="string" calcext:value-type="string">
            <text:p>['ap04', 'ap07', 'dh01', 'dh02', 'dh03', 'dh05', 'dh06', 'dh07', 'dh08', 'dh09']</text:p>
          </table:table-cell>
          <table:table-cell office:value-type="string" calcext:value-type="string">
            <text:p>['ap01', 'ap04', 'ap06', 'dh01', 'dh02', 'dh05', 'dh06', 'dh08', 'dh09', 'dh11'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'ap03', 'ap04', 'ap05', 'ap07', 'dh02', 'dh03', 'dh04', 'dh05', 'dh09', 'dh10', 'dh11']</text:p>
          </table:table-cell>
          <table:table-cell office:value-type="string" calcext:value-type="string">
            <text:p>['ap01', 'ap03', 'ap06', 'ap07', 'dh01', 'dh03', 'dh05', 'dh07', 'dh08', 'dh09', 'dh10']</text:p>
          </table:table-cell>
          <table:table-cell office:value-type="string" calcext:value-type="string">
            <text:p>['ap03', 'ap04', 'ap05', 'ap07', 'dh02', 'dh04', 'dh05', 'dh06', 'dh07', 'dh08', 'dh10']</text:p>
          </table:table-cell>
          <table:table-cell office:value-type="string" calcext:value-type="string">
            <text:p>['ap04', 'ap05', 'ap06', 'ap07', 'dh01', 'dh04', 'dh05', 'dh07', 'dh08', 'dh09', 'dh10']</text:p>
          </table:table-cell>
          <table:table-cell office:value-type="string" calcext:value-type="string">
            <text:p>['ap01', 'ap04', 'dh01', 'dh03', 'dh04', 'dh06', 'dh07', 'dh08', 'dh09', 'dh10', 'dh11']</text:p>
          </table:table-cell>
          <table:table-cell office:value-type="string" calcext:value-type="string">
            <text:p>['ap01', 'ap03', 'ap05', 'dh01', 'dh02', 'dh04', 'dh05', 'dh07', 'dh08', 'dh09', 'dh11']</text:p>
          </table:table-cell>
          <table:table-cell office:value-type="string" calcext:value-type="string">
            <text:p>['ap03', 'ap04', 'ap05', 'ap06', 'dh01', 'dh03', 'dh05', 'dh06', 'dh09', 'dh10', 'dh11']</text:p>
          </table:table-cell>
          <table:table-cell office:value-type="string" calcext:value-type="string">
            <text:p>['ap01', 'ap04', 'ap05', 'ap07', 'dh02', 'dh03', 'dh05', 'dh06', 'dh08', 'dh10', 'dh11']</text:p>
          </table:table-cell>
          <table:table-cell office:value-type="string" calcext:value-type="string">
            <text:p>['ap04', 'ap05', 'ap06', 'dh01', 'dh02', 'dh03', 'dh04', 'dh07', 'dh08', 'dh10', 'dh11']</text:p>
          </table:table-cell>
          <table:table-cell office:value-type="string" calcext:value-type="string">
            <text:p>['ap01', 'ap03', 'ap06', 'ap07', 'dh01', 'dh02', 'dh03', 'dh05', 'dh06', 'dh08', 'dh09'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'ap01', 'ap03', 'ap04', 'ap05', 'ap06', 'dh03', 'dh04', 'dh05', 'dh07', 'dh09', 'dh10', 'dh11']</text:p>
          </table:table-cell>
          <table:table-cell office:value-type="string" calcext:value-type="string">
            <text:p>['ap03', 'ap04', 'ap05', 'dh01', 'dh02', 'dh04', 'dh05', 'dh06', 'dh07', 'dh08', 'dh09', 'dh10']</text:p>
          </table:table-cell>
          <table:table-cell office:value-type="string" calcext:value-type="string">
            <text:p>['ap01', 'ap03', 'ap04', 'ap05', 'ap06', 'ap07', 'dh01', 'dh02', 'dh03', 'dh07', 'dh09', 'dh10']</text:p>
          </table:table-cell>
          <table:table-cell office:value-type="string" calcext:value-type="string">
            <text:p>['ap03', 'ap05', 'ap07', 'dh01', 'dh02', 'dh03', 'dh04', 'dh07', 'dh08', 'dh09', 'dh10', 'dh11']</text:p>
          </table:table-cell>
          <table:table-cell office:value-type="string" calcext:value-type="string">
            <text:p>['ap03', 'ap04', 'ap05', 'ap07', 'dh01', 'dh02', 'dh04', 'dh06', 'dh08', 'dh09', 'dh10', 'dh11']</text:p>
          </table:table-cell>
          <table:table-cell office:value-type="string" calcext:value-type="string">
            <text:p>['ap01', 'ap03', 'ap05', 'ap07', 'dh01', 'dh02', 'dh03', 'dh04', 'dh05', 'dh08', 'dh09', 'dh10']</text:p>
          </table:table-cell>
          <table:table-cell office:value-type="string" calcext:value-type="string">
            <text:p>['ap04', 'ap05', 'ap06', 'dh01', 'dh03', 'dh05', 'dh06', 'dh07', 'dh08', 'dh09', 'dh10', 'dh11']</text:p>
          </table:table-cell>
          <table:table-cell office:value-type="string" calcext:value-type="string">
            <text:p>['ap01', 'ap03', 'ap06', 'dh01', 'dh02', 'dh04', 'dh06', 'dh07', 'dh08', 'dh09', 'dh10', 'dh11']</text:p>
          </table:table-cell>
          <table:table-cell office:value-type="string" calcext:value-type="string">
            <text:p>['ap01', 'ap05', 'ap06', 'dh01', 'dh02', 'dh03', 'dh05', 'dh06', 'dh07', 'dh08', 'dh09', 'dh11']</text:p>
          </table:table-cell>
          <table:table-cell office:value-type="string" calcext:value-type="string">
            <text:p>['ap04', 'ap06', 'ap07', 'dh01', 'dh02', 'dh03', 'dh05', 'dh06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'ap03', 'ap04', 'ap05', 'ap06', 'ap07', 'dh02', 'dh04', 'dh05', 'dh06', 'dh07', 'dh08', 'dh10', 'dh11']</text:p>
          </table:table-cell>
          <table:table-cell office:value-type="string" calcext:value-type="string">
            <text:p>['ap01', 'ap04', 'dh01', 'dh02', 'dh03', 'dh04', 'dh05', 'dh06', 'dh07', 'dh08', 'dh09', 'dh10', 'dh11']</text:p>
          </table:table-cell>
          <table:table-cell office:value-type="string" calcext:value-type="string">
            <text:p>['ap01', 'ap04', 'ap05', 'ap06', 'ap07', 'dh01', 'dh03', 'dh05', 'dh07', 'dh08', 'dh09', 'dh10', 'dh11']</text:p>
          </table:table-cell>
          <table:table-cell office:value-type="string" calcext:value-type="string">
            <text:p>['ap03', 'ap04', 'ap05', 'ap06', 'ap07', 'dh01', 'dh02', 'dh03', 'dh04', 'dh06', 'dh08', 'dh10', 'dh11']</text:p>
          </table:table-cell>
          <table:table-cell office:value-type="string" calcext:value-type="string">
            <text:p>['ap03', 'ap04', 'ap05', 'ap06', 'ap07', 'dh02', 'dh03', 'dh04', 'dh06', 'dh07', 'dh08', 'dh09', 'dh11']</text:p>
          </table:table-cell>
          <table:table-cell office:value-type="string" calcext:value-type="string">
            <text:p>['ap01', 'ap03', 'ap04', 'ap05', 'ap07', 'dh01', 'dh02', 'dh03', 'dh04', 'dh06', 'dh08', 'dh10', 'dh11']</text:p>
          </table:table-cell>
          <table:table-cell office:value-type="string" calcext:value-type="string">
            <text:p>['ap01', 'ap04', 'ap05', 'ap07', 'dh01', 'dh03', 'dh04', 'dh05', 'dh06', 'dh07', 'dh08', 'dh10', 'dh11']</text:p>
          </table:table-cell>
          <table:table-cell office:value-type="string" calcext:value-type="string">
            <text:p>['ap01', 'ap03', 'ap04', 'ap05', 'ap06', 'ap07', 'dh01', 'dh02', 'dh03', 'dh07', 'dh08', 'dh09', 'dh10']</text:p>
          </table:table-cell>
          <table:table-cell office:value-type="string" calcext:value-type="string">
            <text:p>['ap03', 'ap04', 'ap05', 'ap06', 'ap07', 'dh02', 'dh04', 'dh05', 'dh06', 'dh08', 'dh09', 'dh10', 'dh11']</text:p>
          </table:table-cell>
          <table:table-cell office:value-type="string" calcext:value-type="string">
            <text:p>['ap01', 'ap04', 'ap05', 'ap06', 'ap07', 'dh01', 'dh03', 'dh04', 'dh06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'ap01', 'ap03', 'ap04', 'ap06', 'ap07', 'dh01', 'dh02', 'dh03', 'dh04', 'dh07', 'dh08', 'dh09', 'dh10', 'dh11']</text:p>
          </table:table-cell>
          <table:table-cell office:value-type="string" calcext:value-type="string">
            <text:p>['ap03', 'ap04', 'ap05', 'ap07', 'dh01', 'dh02', 'dh03', 'dh04', 'dh05', 'dh06', 'dh07', 'dh08', 'dh09', 'dh11']</text:p>
          </table:table-cell>
          <table:table-cell office:value-type="string" calcext:value-type="string">
            <text:p>['ap01', 'ap03', 'ap04', 'ap06', 'ap07', 'dh01', 'dh02', 'dh03', 'dh06', 'dh07', 'dh08', 'dh09', 'dh10', 'dh11']</text:p>
          </table:table-cell>
          <table:table-cell office:value-type="string" calcext:value-type="string">
            <text:p>['ap01', 'ap03', 'ap04', 'ap05', 'ap06', 'ap07', 'dh01', 'dh03', 'dh04', 'dh05', 'dh06', 'dh07', 'dh09', 'dh11']</text:p>
          </table:table-cell>
          <table:table-cell office:value-type="string" calcext:value-type="string">
            <text:p>['ap03', 'ap04', 'ap05', 'ap07', 'dh01', 'dh02', 'dh04', 'dh05', 'dh06', 'dh07', 'dh08', 'dh09', 'dh10', 'dh11']</text:p>
          </table:table-cell>
          <table:table-cell office:value-type="string" calcext:value-type="string">
            <text:p>['ap03', 'ap04', 'ap05', 'ap06', 'ap07', 'dh01', 'dh03', 'dh04', 'dh05', 'dh06', 'dh07', 'dh08', 'dh10', 'dh11']</text:p>
          </table:table-cell>
          <table:table-cell office:value-type="string" calcext:value-type="string">
            <text:p>['ap01', 'ap03', 'ap04', 'ap05', 'ap06', 'ap07', 'dh01', 'dh02', 'dh03', 'dh05', 'dh06', 'dh07', 'dh08', 'dh11']</text:p>
          </table:table-cell>
          <table:table-cell office:value-type="string" calcext:value-type="string">
            <text:p>['ap01', 'ap03', 'ap04', 'ap05', 'ap06', 'ap07', 'dh01', 'dh02', 'dh04', 'dh06', 'dh07', 'dh09', 'dh10', 'dh11']</text:p>
          </table:table-cell>
          <table:table-cell office:value-type="string" calcext:value-type="string">
            <text:p>['ap01', 'ap03', 'ap04', 'ap06', 'ap07', 'dh01', 'dh02', 'dh03', 'dh04', 'dh06', 'dh07', 'dh08', 'dh09', 'dh11']</text:p>
          </table:table-cell>
          <table:table-cell office:value-type="string" calcext:value-type="string">
            <text:p>['ap01', 'ap03', 'ap04', 'ap05', 'ap06', 'ap07', 'dh03', 'dh04', 'dh05', 'dh06', 'dh07', 'dh08', 'dh09', 'dh10'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'ap01', 'ap03', 'ap04', 'ap05', 'ap07', 'dh01', 'dh02', 'dh03', 'dh04', 'dh06', 'dh07', 'dh08', 'dh09', 'dh10', 'dh11']</text:p>
          </table:table-cell>
          <table:table-cell office:value-type="string" calcext:value-type="string">
            <text:p>['ap01', 'ap03', 'ap06', 'ap07', 'dh01', 'dh02', 'dh03', 'dh04', 'dh05', 'dh06', 'dh07', 'dh08', 'dh09', 'dh10', 'dh11']</text:p>
          </table:table-cell>
          <table:table-cell office:value-type="string" calcext:value-type="string">
            <text:p>['ap01', 'ap03', 'ap05', 'ap06', 'ap07', 'dh02', 'dh03', 'dh04', 'dh05', 'dh06', 'dh07', 'dh08', 'dh09', 'dh10', 'dh11']</text:p>
          </table:table-cell>
          <table:table-cell office:value-type="string" calcext:value-type="string">
            <text:p>['ap01', 'ap03', 'ap05', 'ap06', 'ap07', 'dh01', 'dh02', 'dh03', 'dh05', 'dh06', 'dh07', 'dh08', 'dh09', 'dh10', 'dh11']</text:p>
          </table:table-cell>
          <table:table-cell office:value-type="string" calcext:value-type="string">
            <text:p>['ap01', 'ap04', 'ap05', 'ap06', 'dh01', 'dh02', 'dh03', 'dh04', 'dh05', 'dh06', 'dh07', 'dh08', 'dh09', 'dh10', 'dh11']</text:p>
          </table:table-cell>
          <table:table-cell office:value-type="string" calcext:value-type="string">
            <text:p>['ap01', 'ap04', 'ap05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6', 'dh07', 'dh09', 'dh10', 'dh11']</text:p>
          </table:table-cell>
          <table:table-cell office:value-type="string" calcext:value-type="string">
            <text:p>['ap01', 'ap04', 'ap05', 'ap06', 'ap07', 'dh01', 'dh02', 'dh03', 'dh04', 'dh06', 'dh07', 'dh08', 'dh09', 'dh10', 'dh11']</text:p>
          </table:table-cell>
          <table:table-cell office:value-type="string" calcext:value-type="string">
            <text:p>['ap03', 'ap04', 'ap05', 'ap06', 'ap07', 'dh01', 'dh02', 'dh03', 'dh04', 'dh05', 'dh07', 'dh08', 'dh09', 'dh10', 'dh11']</text:p>
          </table:table-cell>
          <table:table-cell office:value-type="string" calcext:value-type="string">
            <text:p>['ap01', 'ap03', 'ap04', 'ap06', 'ap07', 'dh01', 'dh02', 'dh03', 'dh04', 'dh06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'ap01', 'ap03', 'ap04', 'ap05', 'ap06', 'ap07', 'dh01', 'dh02', 'dh03', 'dh04', 'dh05', 'dh06', 'dh07', 'dh08', 'dh09', 'dh11']</text:p>
          </table:table-cell>
          <table:table-cell office:value-type="string" calcext:value-type="string">
            <text:p>['ap03', 'ap04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10', 'dh11']</text:p>
          </table:table-cell>
          <table:table-cell office:value-type="string" calcext:value-type="string">
            <text:p>['ap01', 'ap03', 'ap04', 'ap05', 'ap06', 'ap07', 'dh01', 'dh02', 'dh03', 'dh04', 'dh05', 'dh06', 'dh07', 'dh09', 'dh10', 'dh11']</text:p>
          </table:table-cell>
          <table:table-cell office:value-type="string" calcext:value-type="string">
            <text:p>['ap01', 'ap04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6', 'ap07', 'dh01', 'dh02', 'dh03', 'dh04', 'dh05', 'dh06', 'dh07', 'dh08', 'dh09', 'dh10', 'dh11']</text:p>
          </table:table-cell>
          <table:table-cell office:value-type="string" calcext:value-type="string">
            <text:p>['ap01', 'ap04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8', 'dh09', 'dh10', 'dh11'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kill_5f_per_5f_horizon" style:display-name="PageStyle_skill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_5f_mean" style:display-name="PageStyle_skill_me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se_5f_per_5f_horizon" style:display-name="PageStyle_rmse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luded" style:display-name="PageStyle_exclud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0-04-14T13:27:50</meta:creation-date>
    <dc:date>2020-04-14T13:27:50</dc:date>
    <meta:generator>LibreOffice/6.0.7.3$Linux_X86_64 LibreOffice_project/00m0$Build-3</meta:generator>
    <meta:document-statistic meta:table-count="4" meta:cell-count="850" meta:object-count="0"/>
    <meta:user-defined meta:name="AppVersion">3.0</meta:user-defined>
  </office:meta>
</office:document-meta>
</file>